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Таблица1" style:family="table">
      <style:table-properties style:width="8.767cm" fo:margin-left="6.59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14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style:vertical-align="top" fo:padding-left="0.095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style:vertical-align="top" fo:padding-left="0.095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paragraph-rsid="0036bf4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3948a1" officeooo:paragraph-rsid="003948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4bdd9a" officeooo:paragraph-rsid="004bdd9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4db97a" officeooo:paragraph-rsid="004db97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4e0c44" officeooo:paragraph-rsid="004e0c4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4f3082" officeooo:paragraph-rsid="004f308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paragraph-rsid="0018989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paragraph-rsid="0033c307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paragraph-rsid="002093a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36bf43" officeooo:paragraph-rsid="002093a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4247f2" officeooo:paragraph-rsid="003948a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5f6c8c" officeooo:paragraph-rsid="005f6c8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-complex="Times New Roman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margin-top="0cm" fo:margin-bottom="0.353cm" loext:contextual-spacing="false" fo:text-align="start" style:justify-single-word="false"/>
      <style:text-properties fo:font-size="14pt" officeooo:rsid="0016e341" officeooo:paragraph-rsid="0016e341" style:font-size-asian="14pt" style:font-size-complex="14pt"/>
    </style:style>
    <style:style style:name="P18" style:family="paragraph" style:parent-style-name="Table_20_Contents">
      <style:paragraph-properties fo:margin-top="0cm" fo:margin-bottom="0.353cm" loext:contextual-spacing="false" fo:text-align="start" style:justify-single-word="false"/>
      <style:text-properties fo:font-size="14pt" style:font-size-asian="14pt" style:font-size-complex="14pt"/>
    </style:style>
    <style:style style:name="P19" style:family="paragraph" style:parent-style-name="Table_20_Contents">
      <style:paragraph-properties fo:margin-top="0cm" fo:margin-bottom="0.353cm" loext:contextual-spacing="false" fo:text-align="start" style:justify-single-word="false" style:snap-to-layout-grid="false"/>
      <style:text-properties fo:font-size="14pt" style:font-size-asian="14pt" style:font-size-complex="14pt"/>
    </style:style>
    <style:style style:name="P20" style:family="paragraph" style:parent-style-name="Table_20_Contents">
      <style:paragraph-properties fo:margin-top="0cm" fo:margin-bottom="0.353cm" loext:contextual-spacing="false" fo:text-align="start" style:justify-single-word="false" text:number-lines="false" text:line-number="0"/>
      <style:text-properties fo:font-size="14pt" officeooo:rsid="0016e341" officeooo:paragraph-rsid="0016e341" style:font-size-asian="14pt" style:font-size-complex="14pt"/>
    </style:style>
    <style:style style:name="P21" style:family="paragraph" style:parent-style-name="Table_20_Contents">
      <style:paragraph-properties fo:margin-top="0cm" fo:margin-bottom="0.353cm" loext:contextual-spacing="false" fo:text-align="start" style:justify-single-word="false" text:number-lines="false" text:line-number="0"/>
      <style:text-properties fo:font-size="14pt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5f6c8c" officeooo:paragraph-rsid="005f6c8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49f152" officeooo:paragraph-rsid="0049f152" style:font-size-asian="14pt" style:font-weight-asian="bold" style:font-name-complex="Times New Roman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42acfe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5044e3" style:font-size-asian="14pt" style:font-weight-asian="bold" style:font-size-complex="14pt" style:font-weight-complex="bold"/>
    </style:style>
    <style:style style:name="T4" style:family="text">
      <style:text-properties officeooo:rsid="0016e341"/>
    </style:style>
    <style:style style:name="T5" style:family="text">
      <style:text-properties officeooo:rsid="001d62a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ec0e0" style:font-weight-asian="bold" style:font-weight-complex="bold"/>
    </style:style>
    <style:style style:name="T8" style:family="text">
      <style:text-properties fo:font-weight="bold" officeooo:rsid="0020338b" style:font-weight-asian="bold" style:font-weight-complex="bold"/>
    </style:style>
    <style:style style:name="T9" style:family="text">
      <style:text-properties officeooo:rsid="0036bf43"/>
    </style:style>
    <style:style style:name="T10" style:family="text">
      <style:text-properties officeooo:rsid="003948a1"/>
    </style:style>
    <style:style style:name="T11" style:family="text">
      <style:text-properties officeooo:rsid="003d971e"/>
    </style:style>
    <style:style style:name="T12" style:family="text">
      <style:text-properties officeooo:rsid="0040712c"/>
    </style:style>
    <style:style style:name="T13" style:family="text">
      <style:text-properties officeooo:rsid="004247f2"/>
    </style:style>
    <style:style style:name="T14" style:family="text">
      <style:text-properties officeooo:rsid="00597dc0"/>
    </style:style>
    <style:style style:name="T15" style:family="text">
      <style:text-properties officeooo:rsid="005bcd12"/>
    </style:style>
    <style:style style:name="T16" style:family="text">
      <style:text-properties officeooo:rsid="005dc2df"/>
    </style:style>
    <style:style style:name="T17" style:family="text">
      <style:text-properties officeooo:rsid="006013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осковский Авиационный Институт</text:p>
      <text:p text:style-name="P23">(Национальный исследовательский Университет)</text:p>
      <text:p text:style-name="P23"/>
      <text:p text:style-name="P23"/>
      <text:p text:style-name="P23">Факультет: «Информационные технологии и прикладная математика»</text:p>
      <text:p text:style-name="P23">Кафедра: 806 «Вычислительная математика и программирование»</text:p>
      <text:p text:style-name="P23"/>
      <text:p text:style-name="P23"/>
      <text:p text:style-name="P23"/>
      <text:p text:style-name="P23"/>
      <text:p text:style-name="P24">Лабораторная работа <text:span text:style-name="T10">№ 7</text:span></text:p>
      <text:p text:style-name="P24">по курсу «ООП»</text:p>
      <text:p text:style-name="P27"/>
      <text:p text:style-name="P24"/>
      <text:p text:style-name="P24"/>
      <text:p text:style-name="P24"/>
      <text:p text:style-name="P24">Тема:</text:p>
      <text:p text:style-name="P25">Проектирование струткуры <text:s/>классов</text:p>
      <text:p text:style-name="P16"/>
      <text:p text:style-name="P16"/>
      <text:p text:style-name="P16"/>
      <text:p text:style-name="P16"/>
      <text:p text:style-name="P16"/>
      <text:p text:style-name="P1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1">Студент:</text:p>
          </table:table-cell>
          <table:table-cell table:style-name="Таблица1.B1" office:value-type="string">
            <text:p text:style-name="P20">Козлов А.Д.</text:p>
          </table:table-cell>
        </table:table-row>
        <table:table-row table:style-name="Таблица1.1">
          <table:table-cell table:style-name="Таблица1.A1" office:value-type="string">
            <text:p text:style-name="P21">Группа:</text:p>
          </table:table-cell>
          <table:table-cell table:style-name="Таблица1.B1" office:value-type="string">
            <text:p text:style-name="P21">М80-20<text:span text:style-name="T4">6</text:span>Б-18</text:p>
          </table:table-cell>
        </table:table-row>
        <table:table-row table:style-name="Таблица1.1">
          <table:table-cell table:style-name="Таблица1.A1" office:value-type="string">
            <text:p text:style-name="P21">Преподаватель:</text:p>
          </table:table-cell>
          <table:table-cell table:style-name="Таблица1.B1" office:value-type="string">
            <text:p text:style-name="P21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18">Вариант:</text:p>
          </table:table-cell>
          <table:table-cell table:style-name="Таблица1.B1" office:value-type="string">
            <text:p text:style-name="P17">7</text:p>
          </table:table-cell>
        </table:table-row>
        <table:table-row table:style-name="Таблица1.5">
          <table:table-cell table:style-name="Таблица1.A1" office:value-type="string">
            <text:p text:style-name="P21">Оценка:</text:p>
          </table:table-cell>
          <table:table-cell table:style-name="Таблица1.B1" office:value-type="string">
            <text:p text:style-name="P19"/>
          </table:table-cell>
        </table:table-row>
        <table:table-row table:style-name="Таблица1.6">
          <table:table-cell table:style-name="Таблица1.A1" office:value-type="string">
            <text:p text:style-name="P21">Дата:</text:p>
          </table:table-cell>
          <table:table-cell table:style-name="Таблица1.B1" office:value-type="string">
            <text:p text:style-name="P19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3">Москва</text:p>
      <text:p text:style-name="P26">2019</text:p>
      <text:p text:style-name="P3"><text:soft-page-break/>1. <text:span text:style-name="T13">Код:</text:span></text:p>
      <text:p text:style-name="P4">document.hpp:</text:p>
      <text:p text:style-name="P4">#ifndef T_DOCUMENT_HPP</text:p>
      <text:p text:style-name="P4">#define T_DOCUMENT_HPP</text:p>
      <text:p text:style-name="P4"/>
      <text:p text:style-name="P4">#include &lt;string&gt;</text:p>
      <text:p text:style-name="P4">#include &lt;fstream&gt;</text:p>
      <text:p text:style-name="P4">#include &lt;algorithm&gt;</text:p>
      <text:p text:style-name="P4"/>
      <text:p text:style-name="P4">#include "stack.hpp" </text:p>
      <text:p text:style-name="P4"/>
      <text:p text:style-name="P4">#include "figure.hpp"</text:p>
      <text:p text:style-name="P4"/>
      <text:p text:style-name="P4">#include "hexagon.hpp"</text:p>
      <text:p text:style-name="P4">#include "octagon.hpp"</text:p>
      <text:p text:style-name="P4">#include "triangle.hpp"</text:p>
      <text:p text:style-name="P4"/>
      <text:p text:style-name="P4">namespace editor {</text:p>
      <text:p text:style-name="P4"><text:s text:c="4"/>class operations {</text:p>
      <text:p text:style-name="P4"><text:s text:c="4"/>public:</text:p>
      <text:p text:style-name="P4"><text:s text:c="8"/>operations() {}</text:p>
      <text:p text:style-name="P4"><text:s text:c="8"/>virtual ~operations() {}</text:p>
      <text:p text:style-name="P4"><text:s text:c="8"/>virtual void print() {}</text:p>
      <text:p text:style-name="P4"><text:s text:c="8"/>virtual int get_type_it() {}</text:p>
      <text:p text:style-name="P4"/>
      <text:p text:style-name="P4"><text:s text:c="8"/>figure* fig = nullptr;</text:p>
      <text:p text:style-name="P4"><text:s text:c="8"/>std::string file_name;</text:p>
      <text:p text:style-name="P4"><text:s text:c="4"/>};</text:p>
      <text:p text:style-name="P4"><text:s text:c="4"/>class operation_import : public operations {</text:p>
      <text:p text:style-name="P4"><text:s text:c="4"/>public:</text:p>
      <text:p text:style-name="P4"><text:s text:c="8"/>operation_import() {}</text:p>
      <text:p text:style-name="P4"><text:s text:c="8"/>operation_import(figure* adding_fig) {</text:p>
      <text:p text:style-name="P4"><text:s text:c="12"/>fig = adding_fig;</text:p>
      <text:p text:style-name="P4"><text:s text:c="8"/>}</text:p>
      <text:p text:style-name="P4"><text:s text:c="8"/>~operation_import() {</text:p>
      <text:p text:style-name="P4"><text:s text:c="12"/>delete fig;</text:p>
      <text:p text:style-name="P4"><text:s text:c="8"/>}</text:p>
      <text:p text:style-name="P4"><text:s text:c="8"/>void print() override {</text:p>
      <text:p text:style-name="P4"><text:s text:c="12"/>std::cout &lt;&lt; "import_doc";</text:p>
      <text:p text:style-name="P4"><text:s text:c="8"/>}</text:p>
      <text:p text:style-name="P4"><text:s text:c="8"/>int get_type_it() override {</text:p>
      <text:p text:style-name="P4"><text:s text:c="12"/>return 1;</text:p>
      <text:p text:style-name="P4"><text:s text:c="8"/>}</text:p>
      <text:p text:style-name="P4"><text:soft-page-break/><text:s text:c="4"/>};</text:p>
      <text:p text:style-name="P4"><text:s text:c="4"/>class operation_export : public operations {</text:p>
      <text:p text:style-name="P4"><text:s text:c="4"/>public:</text:p>
      <text:p text:style-name="P4"><text:s text:c="8"/>operation_export() {}</text:p>
      <text:p text:style-name="P4"><text:s text:c="8"/>operation_export(const std::string&amp; fn) {</text:p>
      <text:p text:style-name="P4"><text:s text:c="12"/>file_name = fn;</text:p>
      <text:p text:style-name="P4"><text:s text:c="8"/>}</text:p>
      <text:p text:style-name="P4"><text:s text:c="8"/>void print() override {</text:p>
      <text:p text:style-name="P4"><text:s text:c="12"/>std::cout &lt;&lt; "export_doc";</text:p>
      <text:p text:style-name="P4"><text:s text:c="8"/>}</text:p>
      <text:p text:style-name="P4"><text:s text:c="8"/>int get_type_it() override {</text:p>
      <text:p text:style-name="P4"><text:s text:c="12"/>return 2;</text:p>
      <text:p text:style-name="P4"><text:s text:c="8"/>}</text:p>
      <text:p text:style-name="P4"><text:s text:c="4"/>};</text:p>
      <text:p text:style-name="P4"><text:s text:c="4"/>class operation_create : public operations {</text:p>
      <text:p text:style-name="P4"><text:s text:c="4"/>public:</text:p>
      <text:p text:style-name="P4"><text:s text:c="8"/>operation_create() {}</text:p>
      <text:p text:style-name="P4"><text:s text:c="8"/>operation_create(figure* adding_fig) {</text:p>
      <text:p text:style-name="P4"><text:s text:c="12"/>fig = adding_fig;</text:p>
      <text:p text:style-name="P4"><text:s text:c="8"/>}</text:p>
      <text:p text:style-name="P4"><text:s text:c="8"/>void print() override {</text:p>
      <text:p text:style-name="P4"><text:s text:c="12"/>std::cout &lt;&lt; "create_doc";</text:p>
      <text:p text:style-name="P4"><text:s text:c="8"/>}</text:p>
      <text:p text:style-name="P4"><text:s text:c="8"/>int get_type_it() override {</text:p>
      <text:p text:style-name="P4"><text:s text:c="12"/>return 3;</text:p>
      <text:p text:style-name="P4"><text:s text:c="8"/>}</text:p>
      <text:p text:style-name="P4"><text:s text:c="4"/>};</text:p>
      <text:p text:style-name="P4"><text:s text:c="4"/>class operation_delete : public operations {</text:p>
      <text:p text:style-name="P4"><text:s text:c="4"/>public:</text:p>
      <text:p text:style-name="P4"><text:s text:c="8"/>operation_delete() = delete;</text:p>
      <text:p text:style-name="P4"><text:s text:c="8"/>operation_delete(figure* adding_fig) {</text:p>
      <text:p text:style-name="P4"><text:s text:c="12"/>fig = adding_fig;</text:p>
      <text:p text:style-name="P4"><text:s text:c="8"/>}</text:p>
      <text:p text:style-name="P4"><text:s text:c="8"/>~operation_delete() {</text:p>
      <text:p text:style-name="P4"><text:s text:c="12"/>delete fig;</text:p>
      <text:p text:style-name="P4"><text:s text:c="8"/>}</text:p>
      <text:p text:style-name="P4"><text:s text:c="8"/>void print() override {</text:p>
      <text:p text:style-name="P4"><text:s text:c="12"/>std::cout &lt;&lt; "delete_doc";</text:p>
      <text:p text:style-name="P4"><text:s text:c="8"/>}</text:p>
      <text:p text:style-name="P4"><text:s text:c="8"/>int get_type_it() override {</text:p>
      <text:p text:style-name="P4"><text:s text:c="12"/>return 4;</text:p>
      <text:p text:style-name="P4"><text:s text:c="8"/>}</text:p>
      <text:p text:style-name="P4"><text:s text:c="4"/>};</text:p>
      <text:p text:style-name="P4"><text:soft-page-break/></text:p>
      <text:p text:style-name="P4"><text:s text:c="4"/>class document {</text:p>
      <text:p text:style-name="P4"><text:s text:c="4"/>private:</text:p>
      <text:p text:style-name="P4"><text:s text:c="8"/>cont::stack&lt;operations*&gt; oper;</text:p>
      <text:p text:style-name="P4"><text:s text:c="8"/>bool is_create = false;</text:p>
      <text:p text:style-name="P4"><text:s text:c="8"/>figure* current_figure = nullptr;</text:p>
      <text:p text:style-name="P4"><text:s text:c="4"/>public:</text:p>
      <text:p text:style-name="P4"><text:s text:c="8"/>document() = default;</text:p>
      <text:p text:style-name="P4"><text:s text:c="8"/>~document() {</text:p>
      <text:p text:style-name="P4"><text:s text:c="12"/>if(oper.size() != 0) {</text:p>
      <text:p text:style-name="P4"><text:s text:c="16"/>for(auto elem : oper) {</text:p>
      <text:p text:style-name="P4"><text:s text:c="20"/>delete elem;</text:p>
      <text:p text:style-name="P4"><text:s text:c="16"/>}</text:p>
      <text:p text:style-name="P4"><text:s text:c="12"/>}</text:p>
      <text:p text:style-name="P4"><text:s text:c="12"/>if(current_figure != nullptr) {</text:p>
      <text:p text:style-name="P4"><text:s text:c="16"/>delete current_figure;</text:p>
      <text:p text:style-name="P4"><text:s text:c="12"/>}</text:p>
      <text:p text:style-name="P4"><text:s text:c="8"/>}</text:p>
      <text:p text:style-name="P4"><text:s text:c="8"/>void import_doc(const std::string&amp; file_name) { //load</text:p>
      <text:p text:style-name="P4"><text:s text:c="12"/>figure* prev_figure = nullptr;</text:p>
      <text:p text:style-name="P4"><text:s text:c="12"/>if(is_create) {</text:p>
      <text:p text:style-name="P4"><text:s text:c="16"/>std::string command;</text:p>
      <text:p text:style-name="P4"><text:s text:c="16"/>std::string file_name_to_export;</text:p>
      <text:p text:style-name="P4"/>
      <text:p text:style-name="P4"><text:s text:c="16"/>std::cout &lt;&lt; "Document has already existed\n";</text:p>
      <text:p text:style-name="P4"><text:s text:c="16"/>std::cout &lt;&lt; "Do you want to save document?\n";</text:p>
      <text:p text:style-name="P4"/>
      <text:p text:style-name="P4"><text:s text:c="16"/>std::cout &lt;&lt; "yes/no/exit\n";</text:p>
      <text:p text:style-name="P4"><text:s text:c="16"/>std::cin &gt;&gt; command;</text:p>
      <text:p text:style-name="P4"><text:s text:c="16"/>if(command == "yes") {</text:p>
      <text:p text:style-name="P4"><text:s text:c="20"/>std::cin &gt;&gt; file_name_to_export;</text:p>
      <text:p text:style-name="P4"><text:s text:c="20"/>this-&gt;export_doc(file_name_to_export);</text:p>
      <text:p text:style-name="P4"><text:s text:c="16"/>} else if(command == "no") {</text:p>
      <text:p text:style-name="P4"><text:s text:c="16"/>} else {</text:p>
      <text:p text:style-name="P4"><text:s text:c="20"/>return;</text:p>
      <text:p text:style-name="P4"><text:s text:c="16"/>}</text:p>
      <text:p text:style-name="P4"><text:s text:c="16"/>prev_figure = current_figure;</text:p>
      <text:p text:style-name="P4"><text:s text:c="12"/>}</text:p>
      <text:p text:style-name="P4"><text:s text:c="12"/>std::fstream fin(file_name, std::ios_base::binary | std::ios_base::in);</text:p>
      <text:p text:style-name="P4"><text:s text:c="12"/>if(!fin.is_open()) {</text:p>
      <text:p text:style-name="P4"><text:s text:c="16"/>std::cout &lt;&lt; "Error opening file\n";</text:p>
      <text:p text:style-name="P4"><text:s text:c="16"/>return;</text:p>
      <text:p text:style-name="P4"><text:s text:c="12"/>}</text:p>
      <text:p text:style-name="P4"><text:soft-page-break/></text:p>
      <text:p text:style-name="P4"><text:s text:c="12"/>std::string figure_type;</text:p>
      <text:p text:style-name="P4"><text:s text:c="12"/>fin &gt;&gt; figure_type;</text:p>
      <text:p text:style-name="P4"><text:s text:c="12"/>if(figure_type == "hexagon" || figure_type == "1") {</text:p>
      <text:p text:style-name="P4"><text:s text:c="16"/>current_figure = new hexagon&lt;int&gt;;</text:p>
      <text:p text:style-name="P4"><text:s text:c="12"/>} else if(figure_type == "octagon" || figure_type == "2") {</text:p>
      <text:p text:style-name="P4"><text:s text:c="16"/>current_figure = new octagon&lt;int&gt;;</text:p>
      <text:p text:style-name="P4"><text:s text:c="12"/>} else if(figure_type == "triangle" || figure_type == "3") {</text:p>
      <text:p text:style-name="P4"><text:s text:c="16"/>current_figure = new triangle&lt;int&gt;;</text:p>
      <text:p text:style-name="P4"><text:s text:c="12"/>} else {</text:p>
      <text:p text:style-name="P4"><text:s text:c="16"/>std::cout &lt;&lt; "Unable to import shape from this file\n";</text:p>
      <text:p text:style-name="P4"><text:s text:c="16"/>current_figure = prev_figure;</text:p>
      <text:p text:style-name="P4"><text:s text:c="16"/>return;</text:p>
      <text:p text:style-name="P4"><text:s text:c="12"/>}</text:p>
      <text:p text:style-name="P4"/>
      <text:p text:style-name="P4"><text:s text:c="12"/>operations* current_operarion = new operation_import(prev_figure);</text:p>
      <text:p text:style-name="P4"><text:s text:c="12"/>oper.push(current_operarion);</text:p>
      <text:p text:style-name="P4"/>
      <text:p text:style-name="P4"><text:s text:c="12"/>fin &gt;&gt; *current_figure;</text:p>
      <text:p text:style-name="P4"><text:s text:c="12"/>is_create = true;</text:p>
      <text:p text:style-name="P4"><text:s text:c="12"/>fin.close();</text:p>
      <text:p text:style-name="P4"><text:s text:c="8"/>}</text:p>
      <text:p text:style-name="P4"><text:s text:c="8"/>void export_doc(const std::string&amp; file_name) { //save</text:p>
      <text:p text:style-name="P4"><text:s text:c="12"/>if(!is_create) {</text:p>
      <text:p text:style-name="P4"><text:s text:c="16"/>std::cout &lt;&lt; "Document has't been created yet\n";</text:p>
      <text:p text:style-name="P4"><text:s text:c="16"/>return;</text:p>
      <text:p text:style-name="P4"><text:s text:c="12"/>}</text:p>
      <text:p text:style-name="P4"/>
      <text:p text:style-name="P4"><text:s text:c="12"/>std::fstream fin(file_name, std::ios_base::binary | std::ios_base::out);</text:p>
      <text:p text:style-name="P4"><text:s text:c="12"/>if(!fin.is_open()) {</text:p>
      <text:p text:style-name="P4"><text:s text:c="16"/>std::cout &lt;&lt; "Error opening file\n";</text:p>
      <text:p text:style-name="P4"><text:s text:c="16"/>return;</text:p>
      <text:p text:style-name="P4"><text:s text:c="12"/>}</text:p>
      <text:p text:style-name="P4"/>
      <text:p text:style-name="P4"><text:s text:c="12"/>fin &lt;&lt; *current_figure;</text:p>
      <text:p text:style-name="P4"><text:s text:c="12"/>fin.close();</text:p>
      <text:p text:style-name="P4"/>
      <text:p text:style-name="P4"><text:s text:c="12"/>operations* current_operarion = new operation_export(file_name);</text:p>
      <text:p text:style-name="P4"><text:s text:c="12"/>oper.push(current_operarion);</text:p>
      <text:p text:style-name="P4"><text:s text:c="8"/>}</text:p>
      <text:p text:style-name="P4"><text:s text:c="8"/>void create_doc() {</text:p>
      <text:p text:style-name="P4"><text:s text:c="12"/>figure* prev_figure = nullptr;</text:p>
      <text:p text:style-name="P4"><text:s text:c="12"/>if(is_create) {</text:p>
      <text:p text:style-name="P4"><text:soft-page-break/><text:s text:c="16"/>std::string command;</text:p>
      <text:p text:style-name="P4"><text:s text:c="16"/>std::string file_name_to_export;</text:p>
      <text:p text:style-name="P4"/>
      <text:p text:style-name="P4"><text:s text:c="16"/>std::cout &lt;&lt; "Document has already existed\n";</text:p>
      <text:p text:style-name="P4"><text:s text:c="16"/>std::cout &lt;&lt; "Do you want to save document?\n";</text:p>
      <text:p text:style-name="P4"/>
      <text:p text:style-name="P4"><text:s text:c="16"/>std::cout &lt;&lt; "yes/no/exit\n";</text:p>
      <text:p text:style-name="P4"><text:s text:c="16"/>std::cin &gt;&gt; command;</text:p>
      <text:p text:style-name="P4"><text:s text:c="16"/>if(command == "yes") {</text:p>
      <text:p text:style-name="P4"><text:s text:c="20"/>std::cin &gt;&gt; file_name_to_export;</text:p>
      <text:p text:style-name="P4"><text:s text:c="20"/>this-&gt;export_doc(file_name_to_export);</text:p>
      <text:p text:style-name="P4"><text:s text:c="16"/>} else if(command == "no") {</text:p>
      <text:p text:style-name="P4"><text:s text:c="16"/>} else {</text:p>
      <text:p text:style-name="P4"><text:s text:c="20"/>return;</text:p>
      <text:p text:style-name="P4"><text:s text:c="16"/>}</text:p>
      <text:p text:style-name="P4"><text:s text:c="16"/>prev_figure = current_figure;</text:p>
      <text:p text:style-name="P4"><text:s text:c="12"/>}</text:p>
      <text:p text:style-name="P4"/>
      <text:p text:style-name="P4"><text:s text:c="12"/>std::string command;</text:p>
      <text:p text:style-name="P4"><text:s text:c="12"/>std::cin &gt;&gt; command;</text:p>
      <text:p text:style-name="P4"><text:s text:c="12"/>while(command == "help") {</text:p>
      <text:p text:style-name="P4"><text:s text:c="16"/>std::cout &lt;&lt; "1) hexagon\n";</text:p>
      <text:p text:style-name="P4"><text:s text:c="16"/>std::cout &lt;&lt; "2) octagon\n";</text:p>
      <text:p text:style-name="P4"><text:s text:c="16"/>std::cout &lt;&lt; "3) triangle\n";</text:p>
      <text:p text:style-name="P4"><text:s text:c="16"/>std::cin &gt;&gt; command;</text:p>
      <text:p text:style-name="P4"><text:s text:c="12"/>}</text:p>
      <text:p text:style-name="P4"><text:s text:c="12"/>if(command == "hexagon" || command == "1") {</text:p>
      <text:p text:style-name="P4"><text:s text:c="16"/>current_figure = new hexagon&lt;int&gt;;</text:p>
      <text:p text:style-name="P4"><text:s text:c="12"/>} else if(command == "octagon" || command == "2") {</text:p>
      <text:p text:style-name="P4"><text:s text:c="16"/>current_figure = new octagon&lt;int&gt;;</text:p>
      <text:p text:style-name="P4"><text:s text:c="12"/>} else if(command == "triangle" || command == "3") {</text:p>
      <text:p text:style-name="P4"><text:s text:c="16"/>current_figure = new triangle&lt;int&gt;;</text:p>
      <text:p text:style-name="P4"><text:s text:c="12"/>} else {</text:p>
      <text:p text:style-name="P4"><text:s text:c="16"/>std::cout &lt;&lt; "Unable create shape\n";</text:p>
      <text:p text:style-name="P4"><text:s text:c="16"/>current_figure = prev_figure;</text:p>
      <text:p text:style-name="P4"><text:s text:c="16"/>return;</text:p>
      <text:p text:style-name="P4"><text:s text:c="12"/>}</text:p>
      <text:p text:style-name="P4"/>
      <text:p text:style-name="P4"><text:s text:c="12"/>std::cin &gt;&gt; *current_figure;</text:p>
      <text:p text:style-name="P4"><text:s text:c="12"/>is_create = true;</text:p>
      <text:p text:style-name="P4"/>
      <text:p text:style-name="P4"><text:s text:c="12"/>operations* current_operarion = new operation_create(prev_figure);</text:p>
      <text:p text:style-name="P4"><text:s text:c="12"/>oper.push(current_operarion);</text:p>
      <text:p text:style-name="P4"><text:soft-page-break/><text:s text:c="8"/>}</text:p>
      <text:p text:style-name="P4"><text:s text:c="8"/>void delete_doc() {</text:p>
      <text:p text:style-name="P4"><text:s text:c="12"/>if(!is_create) {</text:p>
      <text:p text:style-name="P4"><text:s text:c="16"/>std::cout &lt;&lt; "Document doesn't exist anymore\n";</text:p>
      <text:p text:style-name="P4"><text:s text:c="16"/>return;</text:p>
      <text:p text:style-name="P4"><text:s text:c="12"/>}</text:p>
      <text:p text:style-name="P4"/>
      <text:p text:style-name="P4"><text:s text:c="12"/>operations* current_operarion = new operation_delete(current_figure);</text:p>
      <text:p text:style-name="P4"><text:s text:c="12"/>oper.push(current_operarion);</text:p>
      <text:p text:style-name="P4"/>
      <text:p text:style-name="P4"><text:s text:c="12"/>is_create = false;</text:p>
      <text:p text:style-name="P4"><text:s text:c="12"/>current_figure = nullptr;</text:p>
      <text:p text:style-name="P4"><text:s text:c="8"/>}</text:p>
      <text:p text:style-name="P4"><text:s text:c="8"/>void print_doc() const {</text:p>
      <text:p text:style-name="P4"><text:s text:c="12"/>if(!is_create) {</text:p>
      <text:p text:style-name="P4"><text:s text:c="16"/>std::cout &lt;&lt; "Document hasn't been created yet\n";</text:p>
      <text:p text:style-name="P4"><text:s text:c="16"/>return;</text:p>
      <text:p text:style-name="P4"><text:s text:c="12"/>}</text:p>
      <text:p text:style-name="P4"><text:s text:c="12"/>std::cout &lt;&lt; *current_figure &lt;&lt; "\n";</text:p>
      <text:p text:style-name="P4"><text:s text:c="8"/>}</text:p>
      <text:p text:style-name="P4"><text:s text:c="8"/>void undo() {</text:p>
      <text:p text:style-name="P4"><text:s text:c="12"/>if(oper.empty()) {</text:p>
      <text:p text:style-name="P4"><text:s text:c="16"/>std::cout &lt;&lt; "You don't do anything\n";</text:p>
      <text:p text:style-name="P4"><text:s text:c="16"/>return;</text:p>
      <text:p text:style-name="P4"><text:s text:c="12"/>}</text:p>
      <text:p text:style-name="P4"><text:s text:c="12"/>operations* op = oper.top();</text:p>
      <text:p text:style-name="P4"><text:s text:c="12"/>if(op-&gt;get_type_it() == 1) {</text:p>
      <text:p text:style-name="P4"><text:s text:c="16"/>delete current_figure;</text:p>
      <text:p text:style-name="P4"><text:s text:c="16"/>current_figure = op-&gt;fig;</text:p>
      <text:p text:style-name="P4"><text:s text:c="16"/>if(current_figure == nullptr) {</text:p>
      <text:p text:style-name="P4"><text:s text:c="20"/>is_create = false;</text:p>
      <text:p text:style-name="P4"><text:s text:c="16"/>}</text:p>
      <text:p text:style-name="P4"><text:s text:c="16"/>op-&gt;fig = nullptr;</text:p>
      <text:p text:style-name="P4"><text:s text:c="12"/>} else if(op-&gt;get_type_it() == 2) {</text:p>
      <text:p text:style-name="P4"><text:s text:c="16"/>std::fstream fin(op-&gt;file_name, std::ios_base::binary | std::ios_base::out);</text:p>
      <text:p text:style-name="P4"><text:s text:c="16"/>fin.close();</text:p>
      <text:p text:style-name="P4"><text:s text:c="12"/>} else if(op-&gt;get_type_it() == 3) {</text:p>
      <text:p text:style-name="P4"><text:s text:c="16"/>delete current_figure;</text:p>
      <text:p text:style-name="P4"><text:s text:c="16"/>current_figure = op-&gt;fig;</text:p>
      <text:p text:style-name="P4"><text:s text:c="16"/>if(current_figure == nullptr) {</text:p>
      <text:p text:style-name="P4"><text:s text:c="20"/>is_create = false;</text:p>
      <text:p text:style-name="P4"><text:soft-page-break/><text:s text:c="16"/>}</text:p>
      <text:p text:style-name="P4"><text:s text:c="16"/>op-&gt;fig = nullptr;</text:p>
      <text:p text:style-name="P4"><text:s text:c="12"/>} else if(op-&gt;get_type_it() == 4) {</text:p>
      <text:p text:style-name="P4"><text:s text:c="16"/>current_figure = op-&gt;fig;</text:p>
      <text:p text:style-name="P4"><text:s text:c="16"/>is_create = true;</text:p>
      <text:p text:style-name="P4"><text:s text:c="16"/>op-&gt;fig = nullptr;</text:p>
      <text:p text:style-name="P4"><text:s text:c="12"/>} else {</text:p>
      <text:p text:style-name="P4"><text:s text:c="16"/>std::cout &lt;&lt; "type_id: " &lt;&lt; op-&gt;get_type_it() &lt;&lt; "\n";</text:p>
      <text:p text:style-name="P4"><text:s text:c="12"/>}</text:p>
      <text:p text:style-name="P4"><text:s text:c="12"/>oper.pop();</text:p>
      <text:p text:style-name="P4"><text:s text:c="12"/>delete op; //delete operations point</text:p>
      <text:p text:style-name="P4"><text:s text:c="12"/>std::cout &lt;&lt; "stack operations: ";</text:p>
      <text:p text:style-name="P4"><text:s text:c="12"/>std::for_each(oper.begin(), oper.end(), [](operations* opp) {</text:p>
      <text:p text:style-name="P4"><text:s text:c="16"/>std::cout &lt;&lt; "-&gt;";</text:p>
      <text:p text:style-name="P4"><text:s text:c="16"/>opp-&gt;print();</text:p>
      <text:p text:style-name="P4"><text:s text:c="12"/>});</text:p>
      <text:p text:style-name="P4"><text:s text:c="12"/>std::cout &lt;&lt; "\n";</text:p>
      <text:p text:style-name="P4"><text:s text:c="8"/>}</text:p>
      <text:p text:style-name="P4"><text:s text:c="4"/>};</text:p>
      <text:p text:style-name="P4">}</text:p>
      <text:p text:style-name="P4"/>
      <text:p text:style-name="P4"/>
      <text:p text:style-name="P4"/>
      <text:p text:style-name="P4">#endif</text:p>
      <text:p text:style-name="P4"/>
      <text:p text:style-name="P4">figure.hpp:</text:p>
      <text:p text:style-name="P4">#ifndef T_FIGURE_HPP</text:p>
      <text:p text:style-name="P4">#define T_FIGURE_HPP</text:p>
      <text:p text:style-name="P4"/>
      <text:p text:style-name="P4">#include &lt;iostream&gt;</text:p>
      <text:p text:style-name="P4">#include "point.hpp"</text:p>
      <text:p text:style-name="P4"/>
      <text:p text:style-name="P4">class figure {</text:p>
      <text:p text:style-name="P4">public:</text:p>
      <text:p text:style-name="P4"><text:s text:c="4"/>figure() {};</text:p>
      <text:p text:style-name="P4"><text:s text:c="4"/>virtual ~figure() {};</text:p>
      <text:p text:style-name="P4"/>
      <text:p text:style-name="P4"><text:s text:c="4"/>virtual int get_size() const = 0;</text:p>
      <text:p text:style-name="P4"/>
      <text:p text:style-name="P4"><text:s text:c="4"/>virtual void read(std::istream&amp;) = 0;</text:p>
      <text:p text:style-name="P4"><text:s text:c="4"/>virtual void write(std::ostream&amp;) const = 0;</text:p>
      <text:p text:style-name="P4"/>
      <text:p text:style-name="P4"><text:s text:c="4"/>virtual double area() = 0;</text:p>
      <text:p text:style-name="P4"><text:soft-page-break/><text:s text:c="4"/>virtual point&lt;double&gt; center() = 0;</text:p>
      <text:p text:style-name="P4">protected:</text:p>
      <text:p text:style-name="P4"><text:s text:c="4"/>template&lt;typename T&gt;</text:p>
      <text:p text:style-name="P4"><text:s text:c="4"/>static double polygon_area(const point&lt;T&gt;*, const int);</text:p>
      <text:p text:style-name="P4"><text:s text:c="4"/>template&lt;typename T&gt;</text:p>
      <text:p text:style-name="P4"><text:s text:c="4"/>static point&lt;double&gt; polygon_center(const point&lt;T&gt;*, const int);</text:p>
      <text:p text:style-name="P4">};</text:p>
      <text:p text:style-name="P4"/>
      <text:p text:style-name="P4">template&lt;typename T&gt;</text:p>
      <text:p text:style-name="P4">double figure::polygon_area(const point&lt;T&gt;* peaks, const int size) {</text:p>
      <text:p text:style-name="P4"><text:s text:c="4"/>//std::cout &lt;&lt; "Size = " &lt;&lt; Size &lt;&lt; "\n";</text:p>
      <text:p text:style-name="P4"><text:s text:c="4"/>double A = 0.0;</text:p>
      <text:p text:style-name="P4"><text:s text:c="4"/>if(size &lt; 3) {</text:p>
      <text:p text:style-name="P4"><text:s text:c="8"/>return A;</text:p>
      <text:p text:style-name="P4"><text:s text:c="4"/>}</text:p>
      <text:p text:style-name="P4"><text:s text:c="4"/>for(int i = 0; i &lt; size - 1; ++i) {</text:p>
      <text:p text:style-name="P4"><text:s text:c="8"/>A = A + (peaks[i].x * peaks[i + 1].y);</text:p>
      <text:p text:style-name="P4"><text:s text:c="4"/>}</text:p>
      <text:p text:style-name="P4"><text:s text:c="4"/>A = A + (peaks[size-1].x * peaks[0].y);</text:p>
      <text:p text:style-name="P4"><text:s text:c="4"/>for(int i = 0; i &lt; size - 1; ++i) {</text:p>
      <text:p text:style-name="P4"><text:s text:c="8"/>A = A - (peaks[i+1].x * peaks[i].y);</text:p>
      <text:p text:style-name="P4"><text:s text:c="4"/>}</text:p>
      <text:p text:style-name="P4"><text:s text:c="4"/>A = A - (peaks[0].x * peaks[size-1].y);</text:p>
      <text:p text:style-name="P4"><text:s text:c="4"/>return A &gt;= 0 ? (A * 0.5) : (-A * 0.5);</text:p>
      <text:p text:style-name="P4">}</text:p>
      <text:p text:style-name="P4"/>
      <text:p text:style-name="P4">template&lt;typename T&gt;</text:p>
      <text:p text:style-name="P4">point&lt;double&gt; figure::polygon_center(const point&lt;T&gt;* peaks, const int size) {</text:p>
      <text:p text:style-name="P4"><text:s text:c="4"/>point&lt;double&gt; res;</text:p>
      <text:p text:style-name="P4"><text:s text:c="4"/>double x = 0;</text:p>
      <text:p text:style-name="P4"><text:s text:c="4"/>double y = 0;</text:p>
      <text:p text:style-name="P4"><text:s text:c="4"/>for(int i = 0; i &lt; size; ++i) {</text:p>
      <text:p text:style-name="P4"><text:s text:c="8"/>x = x + peaks[i].x;</text:p>
      <text:p text:style-name="P4"><text:s text:c="8"/>y = y + peaks[i].y;</text:p>
      <text:p text:style-name="P4"><text:s text:c="4"/>}</text:p>
      <text:p text:style-name="P4"><text:s text:c="4"/>res.x = x / size;</text:p>
      <text:p text:style-name="P4"><text:s text:c="4"/>res.y = y / size;</text:p>
      <text:p text:style-name="P4"><text:s text:c="4"/>return res;</text:p>
      <text:p text:style-name="P4">}</text:p>
      <text:p text:style-name="P4"/>
      <text:p text:style-name="P4">std::istream&amp; operator &gt;&gt;(std::istream&amp; is, figure&amp; f) {</text:p>
      <text:p text:style-name="P4"><text:s text:c="4"/>f.read(is);</text:p>
      <text:p text:style-name="P4"><text:s text:c="4"/>return is;</text:p>
      <text:p text:style-name="P4"><text:soft-page-break/>}</text:p>
      <text:p text:style-name="P4">std::ostream&amp; operator &lt;&lt;(std::ostream&amp; os, figure&amp; f) {</text:p>
      <text:p text:style-name="P4"><text:s text:c="4"/>f.write(os);</text:p>
      <text:p text:style-name="P4"><text:s text:c="4"/>return os;</text:p>
      <text:p text:style-name="P4">}</text:p>
      <text:p text:style-name="P4"/>
      <text:p text:style-name="P4">#endif</text:p>
      <text:p text:style-name="P4"/>
      <text:p text:style-name="P4">hexagon.hpp:</text:p>
      <text:p text:style-name="P4">#ifndef T_HEXAGON_HPP</text:p>
      <text:p text:style-name="P4">#define T_HEXAGON_HPP</text:p>
      <text:p text:style-name="P4"/>
      <text:p text:style-name="P4">#include "point.hpp"</text:p>
      <text:p text:style-name="P4">#include "figure.hpp"</text:p>
      <text:p text:style-name="P4"/>
      <text:p text:style-name="P4">template&lt;typename T&gt;</text:p>
      <text:p text:style-name="P4">class hexagon : public figure {</text:p>
      <text:p text:style-name="P4">public:</text:p>
      <text:p text:style-name="P4"><text:s text:c="4"/>hexagon() = default;</text:p>
      <text:p text:style-name="P4"><text:s text:c="4"/>hexagon(point&lt;T&gt;&amp;, point&lt;T&gt;&amp;, point&lt;T&gt;&amp;, point&lt;T&gt;&amp;, point&lt;T&gt;&amp;, point&lt;T&gt;&amp;);</text:p>
      <text:p text:style-name="P4"><text:s text:c="4"/>int get_size() const override;</text:p>
      <text:p text:style-name="P4"><text:s text:c="4"/>double area() override;</text:p>
      <text:p text:style-name="P4"><text:s text:c="4"/>point&lt;double&gt; center() <text:s/>override;</text:p>
      <text:p text:style-name="P4"><text:s text:c="4"/>void write(std::ostream&amp;) const override;</text:p>
      <text:p text:style-name="P4"><text:s text:c="4"/>void read(std::istream&amp;) override;</text:p>
      <text:p text:style-name="P4">private:</text:p>
      <text:p text:style-name="P4"><text:s text:c="4"/>point&lt;T&gt; p1, p2, p3, p4, p5, p6;</text:p>
      <text:p text:style-name="P4">};</text:p>
      <text:p text:style-name="P4"/>
      <text:p text:style-name="P4">template&lt;typename T&gt;</text:p>
      <text:p text:style-name="P4">hexagon&lt;T&gt;::hexagon(point&lt;T&gt;&amp; p1_, point&lt;T&gt;&amp; p2_, point&lt;T&gt;&amp; p3_, point&lt;T&gt;&amp; p4_, point&lt;T&gt;&amp; p5_, point&lt;T&gt;&amp; p6_)</text:p>
      <text:p text:style-name="P4"><text:s text:c="12"/>: p1(p1_), p2(p2_), p3(p3_), p4(p4_), p5(p5_), p6(p6_) {};</text:p>
      <text:p text:style-name="P4"/>
      <text:p text:style-name="P4">template&lt;typename T&gt;</text:p>
      <text:p text:style-name="P4">int hexagon&lt;T&gt;::get_size() const {</text:p>
      <text:p text:style-name="P4"><text:s text:c="4"/>return 6;</text:p>
      <text:p text:style-name="P4">}</text:p>
      <text:p text:style-name="P4"/>
      <text:p text:style-name="P4">template&lt;typename T&gt;</text:p>
      <text:p text:style-name="P4">double hexagon&lt;T&gt;::area() {</text:p>
      <text:p text:style-name="P4"><text:s text:c="4"/>point&lt;T&gt; points[6] = {p1, p2, p3, p4, p5, p6};</text:p>
      <text:p text:style-name="P4"><text:soft-page-break/><text:s text:c="4"/>return polygon_area(points, 6);</text:p>
      <text:p text:style-name="P4">}</text:p>
      <text:p text:style-name="P4"/>
      <text:p text:style-name="P4">template&lt;typename T&gt;</text:p>
      <text:p text:style-name="P4">point&lt;double&gt; hexagon&lt;T&gt;::center() {</text:p>
      <text:p text:style-name="P4"><text:s text:c="4"/>point&lt;T&gt; points[6] = {p1, p2, p3, p4, p5, p6};</text:p>
      <text:p text:style-name="P4"><text:s text:c="4"/>return polygon_center(points, 6);</text:p>
      <text:p text:style-name="P4">}</text:p>
      <text:p text:style-name="P4"/>
      <text:p text:style-name="P4">template&lt;typename T&gt;</text:p>
      <text:p text:style-name="P4">void hexagon&lt;T&gt;::write(std::ostream&amp; os) const {</text:p>
      <text:p text:style-name="P4"><text:s text:c="4"/>os &lt;&lt; "hexagon "&lt;&lt; p1 &lt;&lt; " " &lt;&lt; p2 &lt;&lt; " " &lt;&lt; p3 &lt;&lt; " " &lt;&lt; p4 &lt;&lt; " " &lt;&lt; p5 &lt;&lt; " " &lt;&lt; p6;</text:p>
      <text:p text:style-name="P4">}</text:p>
      <text:p text:style-name="P4"/>
      <text:p text:style-name="P4">template&lt;typename T&gt;</text:p>
      <text:p text:style-name="P4">void hexagon&lt;T&gt;::read(std::istream&amp; is) {</text:p>
      <text:p text:style-name="P4"><text:s text:c="4"/>point&lt;T&gt; p1_, p2_, p3_, p4_, p5_, p6_;</text:p>
      <text:p text:style-name="P4"><text:s text:c="4"/>is &gt;&gt; p1_ &gt;&gt; p2_ &gt;&gt; p3_ &gt;&gt; p4_ &gt;&gt; p5_ &gt;&gt; p6_;</text:p>
      <text:p text:style-name="P4"><text:s text:c="4"/>*this = hexagon(p1_, p2_, p3_, p4_, p5_, p6_);</text:p>
      <text:p text:style-name="P4">}</text:p>
      <text:p text:style-name="P4"/>
      <text:p text:style-name="P4">template&lt;typename T&gt;</text:p>
      <text:p text:style-name="P4">std::ostream&amp; operator &lt;&lt;(std::ostream&amp; os, const hexagon&lt;T&gt;&amp; hex) {</text:p>
      <text:p text:style-name="P4"><text:s text:c="4"/>hex.write(os);</text:p>
      <text:p text:style-name="P4"><text:s text:c="4"/>return os;</text:p>
      <text:p text:style-name="P4">}</text:p>
      <text:p text:style-name="P4"/>
      <text:p text:style-name="P4">template&lt;typename T&gt;</text:p>
      <text:p text:style-name="P4">std::istream&amp; operator &gt;&gt;(std::istream&amp; is, hexagon&lt;T&gt;&amp; hex) {</text:p>
      <text:p text:style-name="P4"><text:s text:c="4"/>hex.read(is);</text:p>
      <text:p text:style-name="P4"><text:s text:c="4"/>return is;</text:p>
      <text:p text:style-name="P4">}</text:p>
      <text:p text:style-name="P4"/>
      <text:p text:style-name="P4">#endif</text:p>
      <text:p text:style-name="P4"/>
      <text:p text:style-name="P5">octagon.hpp:</text:p>
      <text:p text:style-name="P5">#ifndef T_OCTAGON_HPP</text:p>
      <text:p text:style-name="P5">#define T_OCTAGON_HPP</text:p>
      <text:p text:style-name="P5"/>
      <text:p text:style-name="P5">#include "point.hpp"</text:p>
      <text:p text:style-name="P5">#include "figure.hpp"</text:p>
      <text:p text:style-name="P5"/>
      <text:p text:style-name="P5"><text:soft-page-break/>template&lt;typename T&gt;</text:p>
      <text:p text:style-name="P5">class octagon : public figure {</text:p>
      <text:p text:style-name="P5">public:</text:p>
      <text:p text:style-name="P5"><text:s text:c="4"/>octagon() = default;</text:p>
      <text:p text:style-name="P5"><text:s text:c="4"/>octagon(point&lt;T&gt;&amp;, point&lt;T&gt;&amp;, point&lt;T&gt;&amp;, point&lt;T&gt;&amp;, point&lt;T&gt;&amp;, point&lt;T&gt;&amp;, point&lt;T&gt;&amp;, point&lt;T&gt;&amp;);</text:p>
      <text:p text:style-name="P5"><text:s text:c="4"/>int get_size() const override;</text:p>
      <text:p text:style-name="P5"><text:s text:c="4"/>double area() override;</text:p>
      <text:p text:style-name="P5"><text:s text:c="4"/>point&lt;double&gt; center() override;</text:p>
      <text:p text:style-name="P5"><text:s text:c="4"/>void write(std::ostream&amp;) const override;</text:p>
      <text:p text:style-name="P5"><text:s text:c="4"/>void read(std::istream&amp;) override;</text:p>
      <text:p text:style-name="P5">private:</text:p>
      <text:p text:style-name="P5"><text:s text:c="4"/>point&lt;T&gt; p1, p2, p3, p4, p5, p6, p7, p8;</text:p>
      <text:p text:style-name="P5">};</text:p>
      <text:p text:style-name="P5"/>
      <text:p text:style-name="P5">template&lt;typename T&gt;</text:p>
      <text:p text:style-name="P5">octagon&lt;T&gt;::octagon(point&lt;T&gt;&amp; p1_, point&lt;T&gt;&amp; p2_, point&lt;T&gt;&amp; p3_, point&lt;T&gt;&amp; p4_, point&lt;T&gt;&amp; p5_, point&lt;T&gt;&amp; p6_, point&lt;T&gt;&amp; p7_, point&lt;T&gt;&amp; p8_)</text:p>
      <text:p text:style-name="P5"><text:s text:c="12"/>: p1(p1_), p2(p2_), p3(p3_), p4(p4_), p5(p5_), p6(p6_), p7(p7_), p8(p8_) {};</text:p>
      <text:p text:style-name="P5"/>
      <text:p text:style-name="P5">template&lt;typename T&gt;</text:p>
      <text:p text:style-name="P5">int octagon&lt;T&gt;::get_size() const {</text:p>
      <text:p text:style-name="P5"><text:s text:c="4"/>return 8;</text:p>
      <text:p text:style-name="P5">}</text:p>
      <text:p text:style-name="P5"/>
      <text:p text:style-name="P5">template&lt;typename T&gt;</text:p>
      <text:p text:style-name="P5">double octagon&lt;T&gt;::area() {</text:p>
      <text:p text:style-name="P5"><text:s text:c="4"/>point&lt;T&gt; points[8] = {p1, p2, p3, p4, p5, p6, p7, p8};</text:p>
      <text:p text:style-name="P5"><text:s text:c="4"/>return polygon_area(points, 8);</text:p>
      <text:p text:style-name="P5">}</text:p>
      <text:p text:style-name="P5"/>
      <text:p text:style-name="P5">template&lt;typename T&gt;</text:p>
      <text:p text:style-name="P5">point&lt;double&gt; octagon&lt;T&gt;::center() {</text:p>
      <text:p text:style-name="P5"><text:s text:c="4"/>point&lt;T&gt; points[8] = {p1, p2, p3, p4, p5, p6, p7, p8};</text:p>
      <text:p text:style-name="P5"><text:s text:c="4"/>return polygon_center(points, 8);</text:p>
      <text:p text:style-name="P5">}</text:p>
      <text:p text:style-name="P5"/>
      <text:p text:style-name="P5">template&lt;typename T&gt;</text:p>
      <text:p text:style-name="P5">void octagon&lt;T&gt;::write(std::ostream&amp; os) const {</text:p>
      <text:p text:style-name="P5"><text:s text:c="4"/>os &lt;&lt; "octagon " &lt;&lt; p1 &lt;&lt; " " &lt;&lt; p2 &lt;&lt; " " &lt;&lt; p3 &lt;&lt; " " &lt;&lt; p4 &lt;&lt; " " &lt;&lt; p5 &lt;&lt; " " &lt;&lt; p6 &lt;&lt; " " &lt;&lt; p7 &lt;&lt; " " &lt;&lt; p8;</text:p>
      <text:p text:style-name="P5"><text:soft-page-break/>}</text:p>
      <text:p text:style-name="P5"/>
      <text:p text:style-name="P5">template&lt;typename T&gt;</text:p>
      <text:p text:style-name="P5">void octagon&lt;T&gt;::read(std::istream&amp; is) {</text:p>
      <text:p text:style-name="P5"><text:s text:c="4"/>point&lt;T&gt; p1_, p2_, p3_, p4_, p5_, p6_, p7_, p8_;</text:p>
      <text:p text:style-name="P5"><text:s text:c="4"/>is &gt;&gt; p1_ &gt;&gt; p2_ &gt;&gt; p3_ &gt;&gt; p4_ &gt;&gt; p5_ &gt;&gt; p6_ &gt;&gt; p7_ &gt;&gt; p8_;</text:p>
      <text:p text:style-name="P5"><text:s text:c="4"/>*this = octagon(p1_, p2_, p3_, p4_, p5_, p6_, p7_, p8_);</text:p>
      <text:p text:style-name="P5">}</text:p>
      <text:p text:style-name="P5"/>
      <text:p text:style-name="P5">template&lt;typename T&gt;</text:p>
      <text:p text:style-name="P5">std::ostream&amp; operator &lt;&lt;(std::ostream&amp; os, const octagon&lt;T&gt;&amp; oct) {</text:p>
      <text:p text:style-name="P5"><text:s text:c="4"/>oct.write(os);</text:p>
      <text:p text:style-name="P5"><text:s text:c="4"/>return os;</text:p>
      <text:p text:style-name="P5">}</text:p>
      <text:p text:style-name="P5"/>
      <text:p text:style-name="P5">template&lt;typename T&gt;</text:p>
      <text:p text:style-name="P5">std::istream&amp; operator &gt;&gt;(std::istream&amp; is, octagon&lt;T&gt;&amp; oct) {</text:p>
      <text:p text:style-name="P5"><text:s text:c="4"/>oct.read(is);</text:p>
      <text:p text:style-name="P5"><text:s text:c="4"/>return is;</text:p>
      <text:p text:style-name="P5">}</text:p>
      <text:p text:style-name="P5"/>
      <text:p text:style-name="P5">#endif</text:p>
      <text:p text:style-name="P5"/>
      <text:p text:style-name="P5">triangle.hpp:</text:p>
      <text:p text:style-name="P5"/>
      <text:p text:style-name="P5">#ifndef T_TRIANGLE_HPP</text:p>
      <text:p text:style-name="P5">#define T_TRIANGLE_HPP</text:p>
      <text:p text:style-name="P5"/>
      <text:p text:style-name="P5">#include "point.hpp"</text:p>
      <text:p text:style-name="P5">#include "figure.hpp"</text:p>
      <text:p text:style-name="P5"/>
      <text:p text:style-name="P5">template&lt;typename T&gt;</text:p>
      <text:p text:style-name="P5">class triangle : public figure {</text:p>
      <text:p text:style-name="P5">public:</text:p>
      <text:p text:style-name="P5"><text:s text:c="4"/>triangle() = default;</text:p>
      <text:p text:style-name="P5"><text:s text:c="4"/>triangle(point&lt;T&gt;&amp;, point&lt;T&gt;&amp;, point&lt;T&gt;&amp;);</text:p>
      <text:p text:style-name="P5"><text:s text:c="4"/>int get_size() const override;</text:p>
      <text:p text:style-name="P5"><text:s text:c="4"/>double area() override;</text:p>
      <text:p text:style-name="P5"><text:s text:c="4"/>point&lt;double&gt; center() override;</text:p>
      <text:p text:style-name="P5"><text:s text:c="4"/>void write(std::ostream&amp;) const override;</text:p>
      <text:p text:style-name="P5"><text:s text:c="4"/>void read(std::istream&amp;) override;</text:p>
      <text:p text:style-name="P5">private:</text:p>
      <text:p text:style-name="P5"><text:s text:c="4"/>point&lt;T&gt; p1, p2, p3;</text:p>
      <text:p text:style-name="P5"><text:soft-page-break/>};</text:p>
      <text:p text:style-name="P5"/>
      <text:p text:style-name="P5">template&lt;typename T&gt;</text:p>
      <text:p text:style-name="P5">triangle&lt;T&gt;::triangle(point&lt;T&gt;&amp; p1_, point&lt;T&gt;&amp; p2_, point&lt;T&gt;&amp; p3_)</text:p>
      <text:p text:style-name="P5"><text:s text:c="12"/>: p1(p1_), p2(p2_), p3(p3_) {};</text:p>
      <text:p text:style-name="P5"/>
      <text:p text:style-name="P5">template&lt;typename T&gt;</text:p>
      <text:p text:style-name="P5">int triangle&lt;T&gt;::get_size() const {</text:p>
      <text:p text:style-name="P5"><text:s text:c="4"/>return 3;</text:p>
      <text:p text:style-name="P5">}</text:p>
      <text:p text:style-name="P5"/>
      <text:p text:style-name="P5">template&lt;typename T&gt;</text:p>
      <text:p text:style-name="P5">double triangle&lt;T&gt;::area() {</text:p>
      <text:p text:style-name="P5"><text:s text:c="4"/>point&lt;T&gt; points[3] = {p1, p2, p3};</text:p>
      <text:p text:style-name="P5"><text:s text:c="4"/>return polygon_area(points, 3);</text:p>
      <text:p text:style-name="P5">}</text:p>
      <text:p text:style-name="P5"/>
      <text:p text:style-name="P5">template&lt;typename T&gt;</text:p>
      <text:p text:style-name="P5">point&lt;double&gt; triangle&lt;T&gt;::center() {</text:p>
      <text:p text:style-name="P5"><text:s text:c="4"/>point&lt;T&gt; points[3] = {p1, p2, p3};</text:p>
      <text:p text:style-name="P5"><text:s text:c="4"/>return polygon_center(points, 3);</text:p>
      <text:p text:style-name="P5">}</text:p>
      <text:p text:style-name="P5"/>
      <text:p text:style-name="P5">template&lt;typename T&gt;</text:p>
      <text:p text:style-name="P5">void triangle&lt;T&gt;::write(std::ostream&amp; os) const {</text:p>
      <text:p text:style-name="P5"><text:s text:c="4"/>os &lt;&lt; "triangle " &lt;&lt; p1 &lt;&lt; " " &lt;&lt; p2 &lt;&lt; " " &lt;&lt; p3;</text:p>
      <text:p text:style-name="P5">}</text:p>
      <text:p text:style-name="P5"/>
      <text:p text:style-name="P5">template&lt;typename T&gt;</text:p>
      <text:p text:style-name="P5">void triangle&lt;T&gt;::read(std::istream&amp; is) {</text:p>
      <text:p text:style-name="P5"><text:s text:c="4"/>point&lt;T&gt; p1_, p2_, p3_;</text:p>
      <text:p text:style-name="P5"><text:s text:c="4"/>is &gt;&gt; p1_ &gt;&gt; p2_ &gt;&gt; p3_;</text:p>
      <text:p text:style-name="P5"><text:s text:c="4"/>*this = triangle(p1_, p2_, p3_);</text:p>
      <text:p text:style-name="P5">}</text:p>
      <text:p text:style-name="P5"/>
      <text:p text:style-name="P5">template&lt;typename T&gt;</text:p>
      <text:p text:style-name="P5">std::ostream&amp; operator &lt;&lt;(std::ostream&amp; os, const triangle&lt;T&gt;&amp; tri) {</text:p>
      <text:p text:style-name="P5"><text:s text:c="4"/>tri.write(os);</text:p>
      <text:p text:style-name="P5"><text:s text:c="4"/>return os;</text:p>
      <text:p text:style-name="P5">}</text:p>
      <text:p text:style-name="P5"/>
      <text:p text:style-name="P5">template&lt;typename T&gt;</text:p>
      <text:p text:style-name="P5">std::istream&amp; operator &gt;&gt;(std::istream&amp; is, triangle&lt;T&gt;&amp; tri) {</text:p>
      <text:p text:style-name="P5"><text:soft-page-break/><text:s text:c="4"/>tri.read(is);</text:p>
      <text:p text:style-name="P5"><text:s text:c="4"/>return is;</text:p>
      <text:p text:style-name="P5">}</text:p>
      <text:p text:style-name="P5"/>
      <text:p text:style-name="P5">#endif</text:p>
      <text:p text:style-name="P5"/>
      <text:p text:style-name="P6">point.hpp:</text:p>
      <text:p text:style-name="P6">#ifndef T_POINT_HPP</text:p>
      <text:p text:style-name="P6">#define T_POINT_HPP</text:p>
      <text:p text:style-name="P6"/>
      <text:p text:style-name="P6">#include &lt;iostream&gt;</text:p>
      <text:p text:style-name="P6"/>
      <text:p text:style-name="P6">template&lt;typename T&gt;</text:p>
      <text:p text:style-name="P6">struct point {</text:p>
      <text:p text:style-name="P6"><text:s text:c="4"/>T x;</text:p>
      <text:p text:style-name="P6"><text:s text:c="4"/>T y;</text:p>
      <text:p text:style-name="P6"><text:s text:c="4"/>point&lt;T&gt; operator +(point&lt;T&gt;&amp;);</text:p>
      <text:p text:style-name="P6"><text:s text:c="4"/>point&lt;T&gt; operator -(point&lt;T&gt;&amp;);</text:p>
      <text:p text:style-name="P6">};</text:p>
      <text:p text:style-name="P6"/>
      <text:p text:style-name="P6">template&lt;typename T&gt;</text:p>
      <text:p text:style-name="P6">point&lt;T&gt; point&lt;T&gt;::operator +(point&lt;T&gt;&amp; other) {</text:p>
      <text:p text:style-name="P6"><text:s text:c="4"/>return {x + other.x, y + other.y};</text:p>
      <text:p text:style-name="P6">}</text:p>
      <text:p text:style-name="P6"/>
      <text:p text:style-name="P6">template&lt;typename T&gt;</text:p>
      <text:p text:style-name="P6">point&lt;T&gt; point&lt;T&gt;::operator -(point&lt;T&gt;&amp; other) {</text:p>
      <text:p text:style-name="P6"><text:s text:c="4"/>return {x - other.x, y - other.y};</text:p>
      <text:p text:style-name="P6">}</text:p>
      <text:p text:style-name="P6"/>
      <text:p text:style-name="P6">template&lt;typename T&gt;</text:p>
      <text:p text:style-name="P6">std::ostream&amp; operator &lt;&lt;(std::ostream&amp; os, const point&lt;T&gt;&amp; p) {</text:p>
      <text:p text:style-name="P6"><text:s text:c="4"/>os &lt;&lt; p.x &lt;&lt; " " &lt;&lt; p.y;</text:p>
      <text:p text:style-name="P6"><text:s text:c="4"/>return os;</text:p>
      <text:p text:style-name="P6">}</text:p>
      <text:p text:style-name="P6"/>
      <text:p text:style-name="P6">template&lt;typename T&gt;</text:p>
      <text:p text:style-name="P6">std::istream&amp; operator &gt;&gt;(std::istream&amp; is, point&lt;T&gt;&amp; p) {</text:p>
      <text:p text:style-name="P6"><text:s text:c="4"/>is &gt;&gt; p.x &gt;&gt; p.y;</text:p>
      <text:p text:style-name="P6"><text:s text:c="4"/>return is;</text:p>
      <text:p text:style-name="P6">}</text:p>
      <text:p text:style-name="P6"/>
      <text:p text:style-name="P6">#endif</text:p>
      <text:p text:style-name="P6"><text:soft-page-break/></text:p>
      <text:p text:style-name="P6">stack.hpp:</text:p>
      <text:p text:style-name="P6">#ifndef CONT_STACK_HPP</text:p>
      <text:p text:style-name="P6">#define CONT_STACK_HPP</text:p>
      <text:p text:style-name="P6"/>
      <text:p text:style-name="P6">#include &lt;exception&gt;</text:p>
      <text:p text:style-name="P6">#include &lt;memory&gt;</text:p>
      <text:p text:style-name="P6"/>
      <text:p text:style-name="P6">namespace cont {</text:p>
      <text:p text:style-name="P6"><text:s text:c="4"/>template&lt;class T&gt;</text:p>
      <text:p text:style-name="P6"><text:s text:c="4"/>class stack {</text:p>
      <text:p text:style-name="P6"><text:s text:c="4"/>private:</text:p>
      <text:p text:style-name="P6"><text:s text:c="8"/>class stack_node;</text:p>
      <text:p text:style-name="P6"><text:s text:c="8"/>std::shared_ptr&lt;stack_node&gt; head;</text:p>
      <text:p text:style-name="P6"><text:s text:c="8"/>std::shared_ptr&lt;stack_node&gt; tail;</text:p>
      <text:p text:style-name="P6"><text:s text:c="4"/>public:</text:p>
      <text:p text:style-name="P6"><text:s text:c="8"/>class iterator;</text:p>
      <text:p text:style-name="P6"><text:s text:c="8"/>class const_iterator;</text:p>
      <text:p text:style-name="P6"><text:s text:c="8"/>stack();</text:p>
      <text:p text:style-name="P6"><text:s text:c="8"/>stack(const stack&amp;) = delete;</text:p>
      <text:p text:style-name="P6"><text:s text:c="8"/>stack&amp; operator =(const stack&amp;) = delete;</text:p>
      <text:p text:style-name="P6"/>
      <text:p text:style-name="P6"><text:s text:c="8"/>bool empty() const;</text:p>
      <text:p text:style-name="P6"><text:s text:c="8"/>void push(const T&amp;);</text:p>
      <text:p text:style-name="P6"><text:s text:c="8"/>void pop();</text:p>
      <text:p text:style-name="P6"><text:s text:c="8"/>T&amp; top();</text:p>
      <text:p text:style-name="P6"><text:s text:c="8"/>size_t size() const;</text:p>
      <text:p text:style-name="P6"/>
      <text:p text:style-name="P6"><text:s text:c="8"/>iterator begin();</text:p>
      <text:p text:style-name="P6"><text:s text:c="8"/>iterator end();</text:p>
      <text:p text:style-name="P6"><text:s text:c="8"/>const_iterator begin() const;</text:p>
      <text:p text:style-name="P6"><text:s text:c="8"/>const_iterator end() const;</text:p>
      <text:p text:style-name="P6"/>
      <text:p text:style-name="P6"><text:s text:c="8"/>void insert(iterator, const T&amp;);</text:p>
      <text:p text:style-name="P6"><text:s text:c="8"/>void erase(iterator);</text:p>
      <text:p text:style-name="P6"><text:s text:c="4"/>};</text:p>
      <text:p text:style-name="P6"/>
      <text:p text:style-name="P6"><text:s text:c="4"/>template&lt;typename T&gt;</text:p>
      <text:p text:style-name="P6"><text:s text:c="4"/>struct stack&lt;T&gt;::stack_node {</text:p>
      <text:p text:style-name="P6"><text:s text:c="8"/>stack_node() = default;</text:p>
      <text:p text:style-name="P6"><text:s text:c="8"/>stack_node(T new_value) : value(new_value) {}</text:p>
      <text:p text:style-name="P6"/>
      <text:p text:style-name="P6"><text:s text:c="8"/>T value;</text:p>
      <text:p text:style-name="P6"><text:soft-page-break/><text:s text:c="8"/>std::shared_ptr&lt;stack_node&gt; next = nullptr;</text:p>
      <text:p text:style-name="P6"><text:s text:c="8"/>std::weak_ptr&lt;stack_node&gt; prev;</text:p>
      <text:p text:style-name="P6"><text:s text:c="4"/>};</text:p>
      <text:p text:style-name="P6"/>
      <text:p text:style-name="P6"><text:s text:c="4"/>template&lt;typename T&gt;</text:p>
      <text:p text:style-name="P6"><text:s text:c="4"/>stack&lt;T&gt;::stack() {</text:p>
      <text:p text:style-name="P6"><text:s text:c="8"/>head = std::make_shared&lt;stack_node&gt;();</text:p>
      <text:p text:style-name="P6"><text:s text:c="8"/>tail = head;</text:p>
      <text:p text:style-name="P6"><text:s text:c="4"/>}</text:p>
      <text:p text:style-name="P6"/>
      <text:p text:style-name="P6"><text:s text:c="4"/>template&lt;typename T&gt;</text:p>
      <text:p text:style-name="P6"><text:s text:c="4"/>bool stack&lt;T&gt;::empty() const {</text:p>
      <text:p text:style-name="P6"><text:s text:c="8"/>return head == tail;</text:p>
      <text:p text:style-name="P6"><text:s text:c="4"/>}</text:p>
      <text:p text:style-name="P6"/>
      <text:p text:style-name="P6"><text:s text:c="4"/>template&lt;typename T&gt;</text:p>
      <text:p text:style-name="P6"><text:s text:c="4"/>void stack&lt;T&gt;::push(const T&amp; value) {</text:p>
      <text:p text:style-name="P6"><text:s text:c="8"/>std::shared_ptr&lt;stack_node&gt; new_elem = std::make_shared&lt;stack_node&gt;(value);</text:p>
      <text:p text:style-name="P6"><text:s text:c="8"/>if(empty()) {</text:p>
      <text:p text:style-name="P6"><text:s text:c="12"/>head = new_elem;</text:p>
      <text:p text:style-name="P6"><text:s text:c="12"/>head-&gt;next = tail;</text:p>
      <text:p text:style-name="P6"><text:s text:c="12"/>tail-&gt;prev = head;</text:p>
      <text:p text:style-name="P6"><text:s text:c="8"/>} else {</text:p>
      <text:p text:style-name="P6"><text:s text:c="12"/>new_elem-&gt;next = head;</text:p>
      <text:p text:style-name="P6"><text:s text:c="12"/>head-&gt;prev = new_elem;</text:p>
      <text:p text:style-name="P6"><text:s text:c="12"/>head = new_elem;</text:p>
      <text:p text:style-name="P6"><text:s text:c="8"/>}</text:p>
      <text:p text:style-name="P6"><text:s text:c="4"/>}</text:p>
      <text:p text:style-name="P6"/>
      <text:p text:style-name="P6"><text:s text:c="4"/>template&lt;typename T&gt;</text:p>
      <text:p text:style-name="P6"><text:s text:c="4"/>void stack&lt;T&gt;::pop() {</text:p>
      <text:p text:style-name="P6"><text:s text:c="8"/>if(empty()) {</text:p>
      <text:p text:style-name="P6"><text:s text:c="12"/>throw std::out_of_range("Pop from empty stack");</text:p>
      <text:p text:style-name="P6"><text:s text:c="8"/>}</text:p>
      <text:p text:style-name="P6"><text:s text:c="8"/>head = head-&gt;next;</text:p>
      <text:p text:style-name="P6"><text:s text:c="4"/>}</text:p>
      <text:p text:style-name="P6"/>
      <text:p text:style-name="P6"><text:s text:c="4"/>template&lt;typename T&gt;</text:p>
      <text:p text:style-name="P6"><text:s text:c="4"/>T&amp; stack&lt;T&gt;::top() {</text:p>
      <text:p text:style-name="P6"><text:s text:c="8"/>return head-&gt;value;</text:p>
      <text:p text:style-name="P6"><text:s text:c="4"/>}</text:p>
      <text:p text:style-name="P6"/>
      <text:p text:style-name="P6"><text:soft-page-break/><text:s text:c="4"/>template&lt;typename T&gt;</text:p>
      <text:p text:style-name="P6"><text:s text:c="4"/>size_t stack&lt;T&gt;::size() const {</text:p>
      <text:p text:style-name="P6"><text:s text:c="8"/>size_t size = 0;</text:p>
      <text:p text:style-name="P6"><text:s text:c="8"/>for(auto i : *this) {</text:p>
      <text:p text:style-name="P6"><text:s text:c="12"/>++size;</text:p>
      <text:p text:style-name="P6"><text:s text:c="8"/>}</text:p>
      <text:p text:style-name="P6"><text:s text:c="8"/>return size;</text:p>
      <text:p text:style-name="P6"><text:s text:c="4"/>}</text:p>
      <text:p text:style-name="P6"/>
      <text:p text:style-name="P6"><text:s text:c="4"/>template&lt;typename T&gt;</text:p>
      <text:p text:style-name="P6"><text:s text:c="4"/>typename stack&lt;T&gt;::iterator stack&lt;T&gt;::begin() {</text:p>
      <text:p text:style-name="P6"><text:s text:c="8"/>return iterator(head, this);</text:p>
      <text:p text:style-name="P6"><text:s text:c="4"/>}</text:p>
      <text:p text:style-name="P6"><text:s text:c="4"/>template&lt;typename T&gt;</text:p>
      <text:p text:style-name="P6"><text:s text:c="4"/>typename stack&lt;T&gt;::iterator stack&lt;T&gt;::end() {</text:p>
      <text:p text:style-name="P6"><text:s text:c="8"/>return iterator(tail, this);</text:p>
      <text:p text:style-name="P6"><text:s text:c="4"/>}</text:p>
      <text:p text:style-name="P6"><text:s text:c="4"/>template&lt;typename T&gt;</text:p>
      <text:p text:style-name="P6"><text:s text:c="4"/>typename stack&lt;T&gt;::const_iterator stack&lt;T&gt;::begin() const {</text:p>
      <text:p text:style-name="P6"><text:s text:c="8"/>return const_iterator(head, this);</text:p>
      <text:p text:style-name="P6"><text:s text:c="4"/>}</text:p>
      <text:p text:style-name="P6"><text:s text:c="4"/>template&lt;typename T&gt;</text:p>
      <text:p text:style-name="P6"><text:s text:c="4"/>typename stack&lt;T&gt;::const_iterator stack&lt;T&gt;::end() const {</text:p>
      <text:p text:style-name="P6"><text:s text:c="8"/>return const_iterator(tail, this);</text:p>
      <text:p text:style-name="P6"><text:s text:c="4"/>}</text:p>
      <text:p text:style-name="P6"/>
      <text:p text:style-name="P6"><text:s text:c="4"/>template&lt;typename T&gt;</text:p>
      <text:p text:style-name="P6"><text:s text:c="4"/>void stack&lt;T&gt;::insert(iterator it, const T&amp; value) {</text:p>
      <text:p text:style-name="P6"><text:s text:c="8"/>if(it.collection != this) {</text:p>
      <text:p text:style-name="P6"><text:s text:c="12"/>throw std::runtime_error("Iterator does not belong to this collection");</text:p>
      <text:p text:style-name="P6"><text:s text:c="8"/>}</text:p>
      <text:p text:style-name="P6"><text:s text:c="8"/>std::shared_ptr&lt;stack_node&gt; it_ptr = it.node.lock();</text:p>
      <text:p text:style-name="P6"><text:s text:c="8"/>if(!it_ptr) {</text:p>
      <text:p text:style-name="P6"><text:s text:c="12"/>throw std::runtime_error("Iterator is corrupted");</text:p>
      <text:p text:style-name="P6"><text:s text:c="8"/>}</text:p>
      <text:p text:style-name="P6"><text:s text:c="8"/>if(it == begin()) {</text:p>
      <text:p text:style-name="P6"><text:s text:c="12"/>push(value);</text:p>
      <text:p text:style-name="P6"><text:s text:c="12"/>return;</text:p>
      <text:p text:style-name="P6"><text:s text:c="8"/>}</text:p>
      <text:p text:style-name="P6"><text:s text:c="8"/>std::shared_ptr&lt;stack_node&gt; new_elem = std::make_shared&lt;stack_node&gt;(value);</text:p>
      <text:p text:style-name="P6"><text:s text:c="8"/>if(it == end()) {</text:p>
      <text:p text:style-name="P6"><text:soft-page-break/><text:s text:c="12"/>it_ptr-&gt;prev.lock()-&gt;next = new_elem;</text:p>
      <text:p text:style-name="P6"><text:s text:c="12"/>new_elem-&gt;prev = it_ptr-&gt;prev;</text:p>
      <text:p text:style-name="P6"><text:s text:c="12"/>new_elem-&gt;next = it_ptr;</text:p>
      <text:p text:style-name="P6"><text:s text:c="12"/>it_ptr-&gt;prev = new_elem;</text:p>
      <text:p text:style-name="P6"><text:s text:c="8"/>} else {</text:p>
      <text:p text:style-name="P6"><text:s text:c="12"/>std::shared_ptr&lt;stack_node&gt; next_ptr = it_ptr-&gt;next;</text:p>
      <text:p text:style-name="P6"><text:s text:c="12"/>std::weak_ptr&lt;stack_node&gt; prev_ptr = it_ptr;</text:p>
      <text:p text:style-name="P6"><text:s text:c="12"/>new_elem-&gt;next = next_ptr;</text:p>
      <text:p text:style-name="P6"><text:s text:c="12"/>next_ptr-&gt;prev = new_elem;</text:p>
      <text:p text:style-name="P6"><text:s text:c="12"/>new_elem-&gt;prev = prev_ptr;</text:p>
      <text:p text:style-name="P6"><text:s text:c="12"/>prev_ptr.lock()-&gt;next = new_elem;</text:p>
      <text:p text:style-name="P6"><text:s text:c="8"/>}</text:p>
      <text:p text:style-name="P6"><text:s text:c="4"/>}</text:p>
      <text:p text:style-name="P6"/>
      <text:p text:style-name="P6"><text:s text:c="4"/>template&lt;typename T&gt;</text:p>
      <text:p text:style-name="P6"><text:s text:c="4"/>void stack&lt;T&gt;::erase(iterator it) {</text:p>
      <text:p text:style-name="P6"><text:s text:c="8"/>if(it.collection != this) {</text:p>
      <text:p text:style-name="P6"><text:s text:c="12"/>throw std::runtime_error("Iterator does not belong to this collection");</text:p>
      <text:p text:style-name="P6"><text:s text:c="8"/>}</text:p>
      <text:p text:style-name="P6"><text:s text:c="8"/>std::shared_ptr&lt;stack_node&gt; it_ptr = it.node.lock();</text:p>
      <text:p text:style-name="P6"><text:s text:c="8"/>if(!it_ptr) {</text:p>
      <text:p text:style-name="P6"><text:s text:c="12"/>throw std::runtime_error("Iterator is corrupted");</text:p>
      <text:p text:style-name="P6"><text:s text:c="8"/>}</text:p>
      <text:p text:style-name="P6"><text:s text:c="8"/>if(it == end()) {</text:p>
      <text:p text:style-name="P6"><text:s text:c="12"/>throw std::runtime_error("Erase of end iterator");</text:p>
      <text:p text:style-name="P6"><text:s text:c="8"/>}</text:p>
      <text:p text:style-name="P6"><text:s text:c="8"/>if(it == begin()) {</text:p>
      <text:p text:style-name="P6"><text:s text:c="12"/>pop();</text:p>
      <text:p text:style-name="P6"><text:s text:c="8"/>} else {</text:p>
      <text:p text:style-name="P6"><text:s text:c="12"/>std::shared_ptr&lt;stack_node&gt; next_ptr = it_ptr-&gt;next;</text:p>
      <text:p text:style-name="P6"><text:s text:c="12"/>std::weak_ptr&lt;stack_node&gt; prev_ptr = it_ptr-&gt;prev;</text:p>
      <text:p text:style-name="P6"><text:s text:c="12"/>next_ptr-&gt;prev = prev_ptr;</text:p>
      <text:p text:style-name="P6"><text:s text:c="12"/>prev_ptr.lock()-&gt;next = next_ptr;</text:p>
      <text:p text:style-name="P6"><text:s text:c="8"/>}</text:p>
      <text:p text:style-name="P6"><text:s text:c="4"/>}</text:p>
      <text:p text:style-name="P6"/>
      <text:p text:style-name="P6"><text:s text:c="4"/>template&lt;typename T&gt;</text:p>
      <text:p text:style-name="P6"><text:s text:c="4"/>class stack&lt;T&gt;::iterator {</text:p>
      <text:p text:style-name="P6"><text:s text:c="8"/>friend stack&lt;T&gt;;</text:p>
      <text:p text:style-name="P6"><text:s text:c="4"/>public:</text:p>
      <text:p text:style-name="P6"><text:s text:c="8"/>using value_type = T;</text:p>
      <text:p text:style-name="P6"><text:s text:c="8"/>using reference = T&amp;;</text:p>
      <text:p text:style-name="P6"><text:soft-page-break/><text:s text:c="8"/>using pointer = T*;</text:p>
      <text:p text:style-name="P6"><text:s text:c="8"/>using difference_type = ptrdiff_t;</text:p>
      <text:p text:style-name="P6"><text:s text:c="8"/>using iterator_category = std::forward_iterator_tag;</text:p>
      <text:p text:style-name="P6"/>
      <text:p text:style-name="P6"><text:s text:c="8"/>iterator(std::shared_ptr&lt;stack_node&gt; init_ptr, const stack&lt;T&gt;* ptr) : node(init_ptr), collection(ptr) {}</text:p>
      <text:p text:style-name="P6"><text:s text:c="8"/>iterator(const iterator&amp; other) : node(other.node), collection(other.collection) {}</text:p>
      <text:p text:style-name="P6"/>
      <text:p text:style-name="P6"><text:s text:c="8"/>iterator&amp; operator =(const iterator&amp;);</text:p>
      <text:p text:style-name="P6"><text:s text:c="8"/>bool operator ==(const iterator&amp;) const;</text:p>
      <text:p text:style-name="P6"><text:s text:c="8"/>bool operator !=(const iterator&amp;) const;</text:p>
      <text:p text:style-name="P6"><text:s text:c="8"/>iterator&amp; operator ++();</text:p>
      <text:p text:style-name="P6"><text:s text:c="8"/>iterator operator ++(int);</text:p>
      <text:p text:style-name="P6"><text:s text:c="8"/>T&amp; operator *() const;</text:p>
      <text:p text:style-name="P6"><text:s text:c="4"/>private:</text:p>
      <text:p text:style-name="P6"><text:s text:c="8"/>std::weak_ptr&lt;stack_node&gt; node;</text:p>
      <text:p text:style-name="P6"><text:s text:c="8"/>const stack&lt;T&gt;* collection;</text:p>
      <text:p text:style-name="P6"><text:s text:c="4"/>};</text:p>
      <text:p text:style-name="P6"/>
      <text:p text:style-name="P6"><text:s text:c="4"/>template&lt;typename T&gt;</text:p>
      <text:p text:style-name="P6"><text:s text:c="4"/>typename stack&lt;T&gt;::iterator&amp; stack&lt;T&gt;::iterator::operator =(const iterator&amp; other) {</text:p>
      <text:p text:style-name="P6"><text:s text:c="8"/>node = other.node;</text:p>
      <text:p text:style-name="P6"><text:s text:c="8"/>return *this;</text:p>
      <text:p text:style-name="P6"><text:s text:c="4"/>}</text:p>
      <text:p text:style-name="P6"><text:s text:c="4"/>template&lt;typename T&gt;</text:p>
      <text:p text:style-name="P6"><text:s text:c="4"/>bool stack&lt;T&gt;::iterator::operator ==(const iterator&amp; other) const {</text:p>
      <text:p text:style-name="P6"><text:s text:c="8"/>auto lhs = node.lock();</text:p>
      <text:p text:style-name="P6"><text:s text:c="8"/>auto rhs = other.node.lock();</text:p>
      <text:p text:style-name="P6"><text:s text:c="8"/>if (lhs &amp;&amp; rhs) {</text:p>
      <text:p text:style-name="P6"><text:s text:c="12"/>return lhs.get() == rhs.get();</text:p>
      <text:p text:style-name="P6"><text:s text:c="8"/>}</text:p>
      <text:p text:style-name="P6"><text:s text:c="8"/>return false;</text:p>
      <text:p text:style-name="P6"><text:s text:c="4"/>}</text:p>
      <text:p text:style-name="P6"><text:s text:c="4"/>template&lt;typename T&gt;</text:p>
      <text:p text:style-name="P6"><text:s text:c="4"/>bool stack&lt;T&gt;::iterator::operator !=(const iterator&amp; other) const {</text:p>
      <text:p text:style-name="P6"><text:s text:c="8"/>return !(*this == other);</text:p>
      <text:p text:style-name="P6"><text:s text:c="4"/>}</text:p>
      <text:p text:style-name="P6"><text:s text:c="4"/>template&lt;typename T&gt;</text:p>
      <text:p text:style-name="P6"><text:s text:c="4"/>typename stack&lt;T&gt;::iterator&amp; stack&lt;T&gt;::iterator::operator ++() {</text:p>
      <text:p text:style-name="P6"><text:s text:c="8"/>std::shared_ptr&lt;stack_node&gt; tmp = node.lock();</text:p>
      <text:p text:style-name="P6"><text:s text:c="8"/>if(tmp) {</text:p>
      <text:p text:style-name="P6"><text:soft-page-break/><text:s text:c="12"/>if(tmp-&gt;next == nullptr) {</text:p>
      <text:p text:style-name="P6"><text:s text:c="16"/>throw std::out_of_range("Going out of container boundaries");</text:p>
      <text:p text:style-name="P6"><text:s text:c="12"/>}</text:p>
      <text:p text:style-name="P6"><text:s text:c="12"/>tmp = tmp-&gt;next;</text:p>
      <text:p text:style-name="P6"><text:s text:c="12"/>node = tmp;</text:p>
      <text:p text:style-name="P6"><text:s text:c="12"/>return *this;</text:p>
      <text:p text:style-name="P6"><text:s text:c="8"/>} else {</text:p>
      <text:p text:style-name="P6"><text:s text:c="12"/>throw std::runtime_error("Element pointed by this iterator doesnt exist anymore");</text:p>
      <text:p text:style-name="P6"><text:s text:c="8"/>}</text:p>
      <text:p text:style-name="P6"><text:s text:c="4"/>}</text:p>
      <text:p text:style-name="P6"><text:s text:c="4"/>template&lt;typename T&gt;</text:p>
      <text:p text:style-name="P6"><text:s text:c="4"/>typename stack&lt;T&gt;::iterator stack&lt;T&gt;::iterator::operator ++(int) {</text:p>
      <text:p text:style-name="P6"><text:s text:c="8"/>iterator result(*this);</text:p>
      <text:p text:style-name="P6"><text:s text:c="8"/>++(*this);</text:p>
      <text:p text:style-name="P6"><text:s text:c="8"/>return result;</text:p>
      <text:p text:style-name="P6"><text:s text:c="4"/>}</text:p>
      <text:p text:style-name="P6"/>
      <text:p text:style-name="P6"><text:s text:c="4"/>template&lt;typename T&gt;</text:p>
      <text:p text:style-name="P6"><text:s text:c="4"/>T&amp; stack&lt;T&gt;::iterator::operator *() const {</text:p>
      <text:p text:style-name="P6"><text:s text:c="8"/>std::shared_ptr&lt;stack_node&gt; tmp = node.lock();</text:p>
      <text:p text:style-name="P6"><text:s text:c="8"/>if(tmp) {</text:p>
      <text:p text:style-name="P6"><text:s text:c="12"/>if(tmp-&gt;next == nullptr) {</text:p>
      <text:p text:style-name="P6"><text:s text:c="16"/>throw std::runtime_error("Dereferencing of end iterator");</text:p>
      <text:p text:style-name="P6"><text:s text:c="12"/>}</text:p>
      <text:p text:style-name="P6"><text:s text:c="12"/>return tmp-&gt;value;</text:p>
      <text:p text:style-name="P6"><text:s text:c="8"/>} else {</text:p>
      <text:p text:style-name="P6"><text:s text:c="12"/>throw std::runtime_error("Element pointed by this iterator doesnt exist anymore");</text:p>
      <text:p text:style-name="P6"><text:s text:c="8"/>}</text:p>
      <text:p text:style-name="P6"><text:s text:c="4"/>}</text:p>
      <text:p text:style-name="P6"/>
      <text:p text:style-name="P6"><text:s text:c="4"/>template&lt;typename T&gt;</text:p>
      <text:p text:style-name="P6"><text:s text:c="4"/>class stack&lt;T&gt;::const_iterator {</text:p>
      <text:p text:style-name="P6"><text:s text:c="4"/>private:</text:p>
      <text:p text:style-name="P6"><text:s text:c="8"/>std::weak_ptr&lt;stack_node&gt; node;</text:p>
      <text:p text:style-name="P6"><text:s text:c="8"/>const stack&lt;T&gt;* collection;</text:p>
      <text:p text:style-name="P6"><text:s text:c="4"/>public:</text:p>
      <text:p text:style-name="P6"><text:s text:c="8"/>using value_type = T;</text:p>
      <text:p text:style-name="P6"><text:s text:c="8"/>using reference = T&amp;;</text:p>
      <text:p text:style-name="P6"><text:s text:c="8"/>using pointer = T*;</text:p>
      <text:p text:style-name="P6"><text:s text:c="8"/>using difference_type = ptrdiff_t;</text:p>
      <text:p text:style-name="P6"><text:s text:c="8"/>using iterator_category = std::forward_iterator_tag;</text:p>
      <text:p text:style-name="P6"><text:soft-page-break/></text:p>
      <text:p text:style-name="P6"><text:s text:c="8"/>const_iterator(std::shared_ptr&lt;stack_node&gt; init_ptr, const stack&lt;T&gt;* ptr) : node(init_ptr), collection(ptr) {}</text:p>
      <text:p text:style-name="P6"><text:s text:c="8"/>const_iterator(const const_iterator&amp; other) : node(other.node), collection(other.collection) {}</text:p>
      <text:p text:style-name="P6"/>
      <text:p text:style-name="P6"><text:s text:c="8"/>const_iterator&amp; operator =(const const_iterator&amp;);</text:p>
      <text:p text:style-name="P6"><text:s text:c="8"/>bool operator ==(const const_iterator&amp;) const;</text:p>
      <text:p text:style-name="P6"><text:s text:c="8"/>bool operator !=(const const_iterator&amp;) const;</text:p>
      <text:p text:style-name="P6"><text:s text:c="8"/>const_iterator&amp; operator ++();</text:p>
      <text:p text:style-name="P6"><text:s text:c="8"/>const_iterator operator ++(int);</text:p>
      <text:p text:style-name="P6"><text:s text:c="8"/>T&amp; operator *() const;</text:p>
      <text:p text:style-name="P6"><text:s text:c="4"/>};</text:p>
      <text:p text:style-name="P6"/>
      <text:p text:style-name="P6"><text:s text:c="4"/>template&lt;typename T&gt;</text:p>
      <text:p text:style-name="P6"><text:s text:c="4"/>typename stack&lt;T&gt;::const_iterator&amp; stack&lt;T&gt;::const_iterator::operator =(const const_iterator&amp; other) {</text:p>
      <text:p text:style-name="P6"><text:s text:c="8"/>node = other.node;</text:p>
      <text:p text:style-name="P6"><text:s text:c="8"/>return *this;</text:p>
      <text:p text:style-name="P6"><text:s text:c="4"/>}</text:p>
      <text:p text:style-name="P6"><text:s text:c="4"/>template&lt;typename T&gt;</text:p>
      <text:p text:style-name="P6"><text:s text:c="4"/>bool stack&lt;T&gt;::const_iterator::operator ==(const const_iterator&amp; other) const {</text:p>
      <text:p text:style-name="P6"><text:s text:c="8"/>auto lhs = node.lock();</text:p>
      <text:p text:style-name="P6"><text:s text:c="8"/>auto rhs = other.node.lock();</text:p>
      <text:p text:style-name="P6"><text:s text:c="8"/>if (lhs &amp;&amp; rhs) {</text:p>
      <text:p text:style-name="P6"><text:s text:c="12"/>return lhs.get() == rhs.get();</text:p>
      <text:p text:style-name="P6"><text:s text:c="8"/>}</text:p>
      <text:p text:style-name="P6"><text:s text:c="8"/>return false;</text:p>
      <text:p text:style-name="P6"><text:s text:c="4"/>}</text:p>
      <text:p text:style-name="P6"><text:s text:c="4"/>template&lt;typename T&gt;</text:p>
      <text:p text:style-name="P6"><text:s text:c="4"/>bool stack&lt;T&gt;::const_iterator::operator !=(const const_iterator&amp; other) const {</text:p>
      <text:p text:style-name="P6"><text:s text:c="8"/>return !(*this == other);</text:p>
      <text:p text:style-name="P6"><text:s text:c="4"/>}</text:p>
      <text:p text:style-name="P6"><text:s text:c="4"/>template&lt;typename T&gt;</text:p>
      <text:p text:style-name="P6"><text:s text:c="4"/>typename stack&lt;T&gt;::const_iterator&amp; stack&lt;T&gt;::const_iterator::operator ++() {</text:p>
      <text:p text:style-name="P6"><text:s text:c="8"/>std::shared_ptr&lt;stack_node&gt; tmp = node.lock();</text:p>
      <text:p text:style-name="P6"><text:s text:c="8"/>if(tmp) {</text:p>
      <text:p text:style-name="P6"><text:s text:c="12"/>if(tmp-&gt;next == nullptr) {</text:p>
      <text:p text:style-name="P6"><text:s text:c="16"/>throw std::out_of_range("Going out of container boundaries");</text:p>
      <text:p text:style-name="P6"><text:s text:c="12"/>}</text:p>
      <text:p text:style-name="P6"><text:soft-page-break/><text:s text:c="12"/>tmp = tmp-&gt;next;</text:p>
      <text:p text:style-name="P6"><text:s text:c="12"/>node = tmp;</text:p>
      <text:p text:style-name="P6"><text:s text:c="12"/>return *this;</text:p>
      <text:p text:style-name="P6"><text:s text:c="8"/>} else {</text:p>
      <text:p text:style-name="P6"><text:s text:c="12"/>throw std::runtime_error("Element pointed by this iterator doesnt exist anymore");</text:p>
      <text:p text:style-name="P6"><text:s text:c="8"/>}</text:p>
      <text:p text:style-name="P6"><text:s text:c="4"/>}</text:p>
      <text:p text:style-name="P6"><text:s text:c="4"/>template&lt;typename T&gt;</text:p>
      <text:p text:style-name="P6"><text:s text:c="4"/>typename stack&lt;T&gt;::const_iterator stack&lt;T&gt;::const_iterator::operator ++(int) {</text:p>
      <text:p text:style-name="P6"><text:s text:c="8"/>const_iterator result(*this);</text:p>
      <text:p text:style-name="P6"><text:s text:c="8"/>++(*this);</text:p>
      <text:p text:style-name="P6"><text:s text:c="8"/>return result;</text:p>
      <text:p text:style-name="P6"><text:s text:c="4"/>}</text:p>
      <text:p text:style-name="P6"/>
      <text:p text:style-name="P6"><text:s text:c="4"/>template&lt;typename T&gt;</text:p>
      <text:p text:style-name="P6"><text:s text:c="4"/>T&amp; stack&lt;T&gt;::const_iterator::operator *() const {</text:p>
      <text:p text:style-name="P6"><text:s text:c="8"/>std::shared_ptr&lt;stack_node&gt; tmp = node.lock();</text:p>
      <text:p text:style-name="P6"><text:s text:c="8"/>if(tmp) {</text:p>
      <text:p text:style-name="P6"><text:s text:c="12"/>if(tmp-&gt;next == nullptr) {</text:p>
      <text:p text:style-name="P6"><text:s text:c="16"/>throw std::runtime_error("Dereferencing of end iterator");</text:p>
      <text:p text:style-name="P6"><text:s text:c="12"/>}</text:p>
      <text:p text:style-name="P6"><text:s text:c="12"/>return tmp-&gt;value;</text:p>
      <text:p text:style-name="P6"><text:s text:c="8"/>} else {</text:p>
      <text:p text:style-name="P6"><text:s text:c="12"/>throw std::runtime_error("Element pointed by this iterator doesnt exist anymore");</text:p>
      <text:p text:style-name="P6"><text:s text:c="8"/>}</text:p>
      <text:p text:style-name="P6"><text:s text:c="4"/>}</text:p>
      <text:p text:style-name="P6">}</text:p>
      <text:p text:style-name="P6"/>
      <text:p text:style-name="P6">#endif</text:p>
      <text:p text:style-name="P6"/>
      <text:p text:style-name="P7">CmakeLists.txt:</text:p>
      <text:p text:style-name="P7">cmake_minimum_required(VERSION 3.0)</text:p>
      <text:p text:style-name="P7">project(oop_exercize_07)</text:p>
      <text:p text:style-name="P7">set(CMAKE_CXX_STANDART 17)</text:p>
      <text:p text:style-name="P7"/>
      <text:p text:style-name="P7">add_executable(oop_exercize_07 main.cpp ${FIGURE})</text:p>
      <text:p text:style-name="P13"/>
      <text:p text:style-name="P1">2. Ссылка на репозиторий на GitHub.</text:p>
      <text:p text:style-name="P16"><text:a xlink:type="simple" xlink:href="https://github.com/ArtemKD/oop_exercise_06" text:style-name="Internet_20_link" text:visited-style-name="Visited_20_Internet_20_Link"><text:span text:style-name="Internet_20_link"><text:span text:style-name="T1">https://github.com/ArtemKD/oop_exercise_0</text:span></text:span></text:a><text:span text:style-name="Internet_20_link"><text:span text:style-name="T3">7</text:span></text:span></text:p>
      <text:p text:style-name="P16"><text:span text:style-name="Internet_20_link"><text:span text:style-name="T2"/></text:span></text:p>
      <text:p text:style-name="P1"><text:soft-page-break/>3. Набор testcases.</text:p>
      <text:p text:style-name="P1">test_01.t<text:span text:style-name="T5">xt</text:span>:</text:p>
      <text:p text:style-name="P1">new</text:p>
      <text:p text:style-name="P1">3</text:p>
      <text:p text:style-name="P1">0 0 1 1 2 2</text:p>
      <text:p text:style-name="P1">save copy</text:p>
      <text:p text:style-name="P1">new</text:p>
      <text:p text:style-name="P1">no</text:p>
      <text:p text:style-name="P1">3</text:p>
      <text:p text:style-name="P1">3 3 4 4 5 5</text:p>
      <text:p text:style-name="P1">load copy</text:p>
      <text:p text:style-name="P1">no</text:p>
      <text:p text:style-name="P1">delete</text:p>
      <text:p text:style-name="P1">undo</text:p>
      <text:p text:style-name="P1">undo</text:p>
      <text:p text:style-name="P9"/>
      <text:p text:style-name="P1">test_02.t<text:span text:style-name="T5">xt</text:span>:</text:p>
      <text:p text:style-name="P1">new</text:p>
      <text:p text:style-name="P1">1</text:p>
      <text:p text:style-name="P1">0 0 1 1 2 2 3 3 4 4 5 5</text:p>
      <text:p text:style-name="P1">save copy_2</text:p>
      <text:p text:style-name="P1">delete</text:p>
      <text:p text:style-name="P1">undo</text:p>
      <text:p text:style-name="P1"/>
      <text:p text:style-name="P1">4. Результаты выполнения тестов.</text:p>
      <text:p text:style-name="P8"><text:span text:style-name="T6">test_0</text:span><text:span text:style-name="T8">1</text:span><text:span text:style-name="T6">.</text:span><text:span text:style-name="T8">txt</text:span>:</text:p>
      <text:p text:style-name="P8">Document has already existed</text:p>
      <text:p text:style-name="P8">Do you want to save document?</text:p>
      <text:p text:style-name="P8">yes/no/exit</text:p>
      <text:p text:style-name="P8">Document has already existed</text:p>
      <text:p text:style-name="P8">Do you want to save document?</text:p>
      <text:p text:style-name="P8">yes/no/exit</text:p>
      <text:p text:style-name="P10"/>
      <text:p text:style-name="P10"><text:span text:style-name="T6">test_0</text:span><text:span text:style-name="T7">2</text:span><text:span text:style-name="T6">.</text:span><text:span text:style-name="T7">txt</text:span>:</text:p>
      <text:p text:style-name="P10"/>
      <text:p text:style-name="P10"/>
      <text:p text:style-name="P2">5. Объяснение результатов работы программы.</text:p>
      <text:p text:style-name="P11"><text:span text:style-name="T9">В программе</text:span> <text:span text:style-name="T9">реализовано меню с пунктами:</text:span></text:p>
      <text:p text:style-name="P11"><text:tab/>1) <text:span text:style-name="T14">new</text:span> — <text:span text:style-name="T15">создание фигуры</text:span></text:p>
      <text:p text:style-name="P11"><text:tab/>2) <text:span text:style-name="T15">delete</text:span> - <text:span text:style-name="T11">удаление фигуры</text:span></text:p>
      <text:p text:style-name="P11"><text:tab/>3) <text:span text:style-name="T16">laod — загрузка фигуры из файла</text:span></text:p>
      <text:p text:style-name="P11">4) <text:span text:style-name="T16">save — сохранение фигуры в файл</text:span></text:p>
      <text:p text:style-name="P14">5) undo — шаг назад</text:p>
      <text:p text:style-name="P14"><text:soft-page-break/>6) pirnt — вывести фигуру</text:p>
      <text:p text:style-name="P14">7) help — помощь в командах</text:p>
      <text:p text:style-name="P12"/>
      <text:p text:style-name="P1">6. Вывод.</text:p>
      <text:p text:style-name="P8">Выполняя данную лабораторную я получил <text:span text:style-name="T17">навыки проектирования структуры классов</text:span> Создал <text:span text:style-name="T12">шаблонный класс document для работы с документами. Реализовал создание новой фигуры, удалиние, запись в файл и чтение из него. Также реализовал функцию undo(шаг назад) и вывод текущей фигуры в стандартный поток.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951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6T13:15:30.862151000</meta:creation-date>
    <dc:date>2020-06-04T13:08:13.502354725</dc:date>
    <meta:editing-cycles>73</meta:editing-cycles>
    <meta:editing-duration>PT2H43M30S</meta:editing-duration>
    <meta:generator>LibreOffice/6.4.4.2$Linux_X86_64 LibreOffice_project/40$Build-2</meta:generator>
    <meta:document-statistic meta:table-count="1" meta:image-count="0" meta:object-count="0" meta:page-count="25" meta:paragraph-count="868" meta:word-count="2792" meta:character-count="26142" meta:non-whitespace-character-count="18730"/>
  </office:meta>
</office:document-meta>
</file>